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PD2016_1021_16002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GS1160</text:p>
          </table:table-cell>
        </table:table-row>
        <table:table-row table:style-name="ro1">
          <table:table-cell office:value-type="string" calcext:value-type="string">
            <text:p>Serial Number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016/10/21_16:00:21</text:p>
          </table:table-cell>
        </table:table-row>
        <table:table-row table:style-name="ro1">
          <table:table-cell office:value-type="string" calcext:value-type="string">
            <text:p>Memo</text:p>
          </table:table-cell>
          <table:table-cell/>
        </table:table-row>
        <table:table-row table:style-name="ro1">
          <table:table-cell office:value-type="string" calcext:value-type="string">
            <text:p>I-Time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326.165771" calcext:value-type="float">
            <text:p>326.165771</text:p>
          </table:table-cell>
        </table:table-row>
        <table:table-row table:style-name="ro1">
          <table:table-cell office:value-type="string" calcext:value-type="string">
            <text:p>CCT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Duv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3.768097" calcext:value-type="float">
            <text:p>313.76809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26.165771" calcext:value-type="float">
            <text:p>326.16577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366.743378" calcext:value-type="float">
            <text:p>366.74337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311687" calcext:value-type="float">
            <text:p>0.31168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324002" calcext:value-type="float">
            <text:p>0.324002</text:p>
          </table:table-cell>
        </table:table-row>
        <table:table-row table:style-name="ro1">
          <table:table-cell office:value-type="string" calcext:value-type="string">
            <text:p>u'</text:p>
          </table:table-cell>
          <table:table-cell office:value-type="float" office:value="0.199013" calcext:value-type="float">
            <text:p>0.199013</text:p>
          </table:table-cell>
        </table:table-row>
        <table:table-row table:style-name="ro1">
          <table:table-cell office:value-type="string" calcext:value-type="string">
            <text:p>v'</text:p>
          </table:table-cell>
          <table:table-cell office:value-type="float" office:value="0.465472" calcext:value-type="float">
            <text:p>0.465472</text:p>
          </table:table-cell>
        </table:table-row>
        <table:table-row table:style-name="ro1">
          <table:table-cell office:value-type="string" calcext:value-type="string">
            <text:p>x10</text:p>
          </table:table-cell>
          <table:table-cell office:value-type="float" office:value="0.316182" calcext:value-type="float">
            <text:p>0.316182</text:p>
          </table:table-cell>
        </table:table-row>
        <table:table-row table:style-name="ro1">
          <table:table-cell office:value-type="string" calcext:value-type="string">
            <text:p>y10</text:p>
          </table:table-cell>
          <table:table-cell office:value-type="float" office:value="0.319722" calcext:value-type="float">
            <text:p>0.319722</text:p>
          </table:table-cell>
        </table:table-row>
        <table:table-row table:style-name="ro1">
          <table:table-cell office:value-type="string" calcext:value-type="string">
            <text:p>u'10</text:p>
          </table:table-cell>
          <table:table-cell office:value-type="float" office:value="0.203847" calcext:value-type="float">
            <text:p>0.203847</text:p>
          </table:table-cell>
        </table:table-row>
        <table:table-row table:style-name="ro1">
          <table:table-cell office:value-type="string" calcext:value-type="string">
            <text:p>v'10</text:p>
          </table:table-cell>
          <table:table-cell office:value-type="float" office:value="0.463791" calcext:value-type="float">
            <text:p>0.463791</text:p>
          </table:table-cell>
        </table:table-row>
        <table:table-row table:style-name="ro1">
          <table:table-cell office:value-type="string" calcext:value-type="string">
            <text:p>dx</text:p>
          </table:table-cell>
          <table:table-cell office:value-type="float" office:value="-0.000311" calcext:value-type="float">
            <text:p>-0.00031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0.001845" calcext:value-type="float">
            <text:p>0.001845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-0.000925" calcext:value-type="float">
            <text:p>-0.000925</text:p>
          </table:table-cell>
        </table:table-row>
        <table:table-row table:style-name="ro1">
          <table:table-cell office:value-type="string" calcext:value-type="string">
            <text:p>dv</text:p>
          </table:table-cell>
          <table:table-cell office:value-type="float" office:value="0.000963" calcext:value-type="float">
            <text:p>0.000963</text:p>
          </table:table-cell>
        </table:table-row>
        <table:table-row table:style-name="ro1">
          <table:table-cell office:value-type="string" calcext:value-type="string">
            <text:p>LambdaD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Purity</text:p>
          </table:table-cell>
          <table:table-cell office:value-type="float" office:value="0.080394" calcext:value-type="float">
            <text:p>0.080394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9.884071" calcext:value-type="float">
            <text:p>89.88407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2.14949" calcext:value-type="float">
            <text:p>82.1494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69.233742" calcext:value-type="float">
            <text:p>69.23374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82.470871" calcext:value-type="float">
            <text:p>82.470871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86.287666" calcext:value-type="float">
            <text:p>86.287666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74.156487" calcext:value-type="float">
            <text:p>74.156487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84.696533" calcext:value-type="float">
            <text:p>84.696533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86.75103" calcext:value-type="float">
            <text:p>86.75103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61.587475" calcext:value-type="float">
            <text:p>61.587475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51.553654" calcext:value-type="float">
            <text:p>51.553654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82.510742" calcext:value-type="float">
            <text:p>82.510742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8.131691" calcext:value-type="float">
            <text:p>48.131691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87.027534" calcext:value-type="float">
            <text:p>87.027534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82.946991" calcext:value-type="float">
            <text:p>82.946991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91.167374" calcext:value-type="float">
            <text:p>91.167374</text:p>
          </table:table-cell>
        </table:table-row>
        <table:table-row table:style-name="ro1">
          <table:table-cell office:value-type="string" calcext:value-type="string">
            <text:p>LambdaP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LambdaPValue</text:p>
          </table:table-cell>
          <table:table-cell office:value-type="float" office:value="11.773333" calcext:value-type="float">
            <text:p>11.77333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.125228" calcext:value-type="float">
            <text:p>2.125228</text:p>
          </table:table-cell>
        </table:table-row>
        <table:table-row table:style-name="ro1">
          <table:table-cell office:value-type="string" calcext:value-type="string">
            <text:p>38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8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0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2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3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n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5nm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string" calcext:value-type="string">
            <text:p>406nm</text:p>
          </table:table-cell>
          <table:table-cell office:value-type="float" office:value="0.000114" calcext:value-type="float">
            <text:p>0.000114</text:p>
          </table:table-cell>
        </table:table-row>
        <table:table-row table:style-name="ro1">
          <table:table-cell office:value-type="string" calcext:value-type="string">
            <text:p>407nm</text:p>
          </table:table-cell>
          <table:table-cell office:value-type="float" office:value="0.000263" calcext:value-type="float">
            <text:p>0.000263</text:p>
          </table:table-cell>
        </table:table-row>
        <table:table-row table:style-name="ro1">
          <table:table-cell office:value-type="string" calcext:value-type="string">
            <text:p>408nm</text:p>
          </table:table-cell>
          <table:table-cell office:value-type="float" office:value="0.000559" calcext:value-type="float">
            <text:p>0.000559</text:p>
          </table:table-cell>
        </table:table-row>
        <table:table-row table:style-name="ro1">
          <table:table-cell office:value-type="string" calcext:value-type="string">
            <text:p>409nm</text:p>
          </table:table-cell>
          <table:table-cell office:value-type="float" office:value="0.000999" calcext:value-type="float">
            <text:p>0.000999</text:p>
          </table:table-cell>
        </table:table-row>
        <table:table-row table:style-name="ro1">
          <table:table-cell office:value-type="string" calcext:value-type="string">
            <text:p>410nm</text:p>
          </table:table-cell>
          <table:table-cell office:value-type="float" office:value="0.00164" calcext:value-type="float">
            <text:p>0.00164</text:p>
          </table:table-cell>
        </table:table-row>
        <table:table-row table:style-name="ro1">
          <table:table-cell office:value-type="string" calcext:value-type="string">
            <text:p>411nm</text:p>
          </table:table-cell>
          <table:table-cell office:value-type="float" office:value="0.002658" calcext:value-type="float">
            <text:p>0.002658</text:p>
          </table:table-cell>
        </table:table-row>
        <table:table-row table:style-name="ro1">
          <table:table-cell office:value-type="string" calcext:value-type="string">
            <text:p>412nm</text:p>
          </table:table-cell>
          <table:table-cell office:value-type="float" office:value="0.004025" calcext:value-type="float">
            <text:p>0.004025</text:p>
          </table:table-cell>
        </table:table-row>
        <table:table-row table:style-name="ro1">
          <table:table-cell office:value-type="string" calcext:value-type="string">
            <text:p>413nm</text:p>
          </table:table-cell>
          <table:table-cell office:value-type="float" office:value="0.005888" calcext:value-type="float">
            <text:p>0.005888</text:p>
          </table:table-cell>
        </table:table-row>
        <table:table-row table:style-name="ro1">
          <table:table-cell office:value-type="string" calcext:value-type="string">
            <text:p>414nm</text:p>
          </table:table-cell>
          <table:table-cell office:value-type="float" office:value="0.008134" calcext:value-type="float">
            <text:p>0.008134</text:p>
          </table:table-cell>
        </table:table-row>
        <table:table-row table:style-name="ro1">
          <table:table-cell office:value-type="string" calcext:value-type="string">
            <text:p>415nm</text:p>
          </table:table-cell>
          <table:table-cell office:value-type="float" office:value="0.010765" calcext:value-type="float">
            <text:p>0.010765</text:p>
          </table:table-cell>
        </table:table-row>
        <table:table-row table:style-name="ro1">
          <table:table-cell office:value-type="string" calcext:value-type="string">
            <text:p>416nm</text:p>
          </table:table-cell>
          <table:table-cell office:value-type="float" office:value="0.014029" calcext:value-type="float">
            <text:p>0.014029</text:p>
          </table:table-cell>
        </table:table-row>
        <table:table-row table:style-name="ro1">
          <table:table-cell office:value-type="string" calcext:value-type="string">
            <text:p>417nm</text:p>
          </table:table-cell>
          <table:table-cell office:value-type="float" office:value="0.017794" calcext:value-type="float">
            <text:p>0.017794</text:p>
          </table:table-cell>
        </table:table-row>
        <table:table-row table:style-name="ro1">
          <table:table-cell office:value-type="string" calcext:value-type="string">
            <text:p>418nm</text:p>
          </table:table-cell>
          <table:table-cell office:value-type="float" office:value="0.022343" calcext:value-type="float">
            <text:p>0.022343</text:p>
          </table:table-cell>
        </table:table-row>
        <table:table-row table:style-name="ro1">
          <table:table-cell office:value-type="string" calcext:value-type="string">
            <text:p>419nm</text:p>
          </table:table-cell>
          <table:table-cell office:value-type="float" office:value="0.027917" calcext:value-type="float">
            <text:p>0.027917</text:p>
          </table:table-cell>
        </table:table-row>
        <table:table-row table:style-name="ro1">
          <table:table-cell office:value-type="string" calcext:value-type="string">
            <text:p>420nm</text:p>
          </table:table-cell>
          <table:table-cell office:value-type="float" office:value="0.03447" calcext:value-type="float">
            <text:p>0.03447</text:p>
          </table:table-cell>
        </table:table-row>
        <table:table-row table:style-name="ro1">
          <table:table-cell office:value-type="string" calcext:value-type="string">
            <text:p>421nm</text:p>
          </table:table-cell>
          <table:table-cell office:value-type="float" office:value="0.042425" calcext:value-type="float">
            <text:p>0.042425</text:p>
          </table:table-cell>
        </table:table-row>
        <table:table-row table:style-name="ro1">
          <table:table-cell office:value-type="string" calcext:value-type="string">
            <text:p>422nm</text:p>
          </table:table-cell>
          <table:table-cell office:value-type="float" office:value="0.051432" calcext:value-type="float">
            <text:p>0.051432</text:p>
          </table:table-cell>
        </table:table-row>
        <table:table-row table:style-name="ro1">
          <table:table-cell office:value-type="string" calcext:value-type="string">
            <text:p>423nm</text:p>
          </table:table-cell>
          <table:table-cell office:value-type="float" office:value="0.061591" calcext:value-type="float">
            <text:p>0.061591</text:p>
          </table:table-cell>
        </table:table-row>
        <table:table-row table:style-name="ro1">
          <table:table-cell office:value-type="string" calcext:value-type="string">
            <text:p>424nm</text:p>
          </table:table-cell>
          <table:table-cell office:value-type="float" office:value="0.073859" calcext:value-type="float">
            <text:p>0.073859</text:p>
          </table:table-cell>
        </table:table-row>
        <table:table-row table:style-name="ro1">
          <table:table-cell office:value-type="string" calcext:value-type="string">
            <text:p>425nm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string" calcext:value-type="string">
            <text:p>426nm</text:p>
          </table:table-cell>
          <table:table-cell office:value-type="float" office:value="0.104453" calcext:value-type="float">
            <text:p>0.104453</text:p>
          </table:table-cell>
        </table:table-row>
        <table:table-row table:style-name="ro1">
          <table:table-cell office:value-type="string" calcext:value-type="string">
            <text:p>427nm</text:p>
          </table:table-cell>
          <table:table-cell office:value-type="float" office:value="0.122958" calcext:value-type="float">
            <text:p>0.122958</text:p>
          </table:table-cell>
        </table:table-row>
        <table:table-row table:style-name="ro1">
          <table:table-cell office:value-type="string" calcext:value-type="string">
            <text:p>428nm</text:p>
          </table:table-cell>
          <table:table-cell office:value-type="float" office:value="0.143406" calcext:value-type="float">
            <text:p>0.143406</text:p>
          </table:table-cell>
        </table:table-row>
        <table:table-row table:style-name="ro1">
          <table:table-cell office:value-type="string" calcext:value-type="string">
            <text:p>429nm</text:p>
          </table:table-cell>
          <table:table-cell office:value-type="float" office:value="0.16697" calcext:value-type="float">
            <text:p>0.16697</text:p>
          </table:table-cell>
        </table:table-row>
        <table:table-row table:style-name="ro1">
          <table:table-cell office:value-type="string" calcext:value-type="string">
            <text:p>430nm</text:p>
          </table:table-cell>
          <table:table-cell office:value-type="float" office:value="0.192962" calcext:value-type="float">
            <text:p>0.192962</text:p>
          </table:table-cell>
        </table:table-row>
        <table:table-row table:style-name="ro1">
          <table:table-cell office:value-type="string" calcext:value-type="string">
            <text:p>431nm</text:p>
          </table:table-cell>
          <table:table-cell office:value-type="float" office:value="0.22212" calcext:value-type="float">
            <text:p>0.22212</text:p>
          </table:table-cell>
        </table:table-row>
        <table:table-row table:style-name="ro1">
          <table:table-cell office:value-type="string" calcext:value-type="string">
            <text:p>432nm</text:p>
          </table:table-cell>
          <table:table-cell office:value-type="float" office:value="0.254751" calcext:value-type="float">
            <text:p>0.254751</text:p>
          </table:table-cell>
        </table:table-row>
        <table:table-row table:style-name="ro1">
          <table:table-cell office:value-type="string" calcext:value-type="string">
            <text:p>433nm</text:p>
          </table:table-cell>
          <table:table-cell office:value-type="float" office:value="0.290471" calcext:value-type="float">
            <text:p>0.290471</text:p>
          </table:table-cell>
        </table:table-row>
        <table:table-row table:style-name="ro1">
          <table:table-cell office:value-type="string" calcext:value-type="string">
            <text:p>434nm</text:p>
          </table:table-cell>
          <table:table-cell office:value-type="float" office:value="0.330749" calcext:value-type="float">
            <text:p>0.330749</text:p>
          </table:table-cell>
        </table:table-row>
        <table:table-row table:style-name="ro1">
          <table:table-cell office:value-type="string" calcext:value-type="string">
            <text:p>435nm</text:p>
          </table:table-cell>
          <table:table-cell office:value-type="float" office:value="0.374472" calcext:value-type="float">
            <text:p>0.374472</text:p>
          </table:table-cell>
        </table:table-row>
        <table:table-row table:style-name="ro1">
          <table:table-cell office:value-type="string" calcext:value-type="string">
            <text:p>436nm</text:p>
          </table:table-cell>
          <table:table-cell office:value-type="float" office:value="0.421853" calcext:value-type="float">
            <text:p>0.421853</text:p>
          </table:table-cell>
        </table:table-row>
        <table:table-row table:style-name="ro1">
          <table:table-cell office:value-type="string" calcext:value-type="string">
            <text:p>437nm</text:p>
          </table:table-cell>
          <table:table-cell office:value-type="float" office:value="0.474231" calcext:value-type="float">
            <text:p>0.474231</text:p>
          </table:table-cell>
        </table:table-row>
        <table:table-row table:style-name="ro1">
          <table:table-cell office:value-type="string" calcext:value-type="string">
            <text:p>438nm</text:p>
          </table:table-cell>
          <table:table-cell office:value-type="float" office:value="0.530373" calcext:value-type="float">
            <text:p>0.530373</text:p>
          </table:table-cell>
        </table:table-row>
        <table:table-row table:style-name="ro1">
          <table:table-cell office:value-type="string" calcext:value-type="string">
            <text:p>439nm</text:p>
          </table:table-cell>
          <table:table-cell office:value-type="float" office:value="0.590883" calcext:value-type="float">
            <text:p>0.590883</text:p>
          </table:table-cell>
        </table:table-row>
        <table:table-row table:style-name="ro1">
          <table:table-cell office:value-type="string" calcext:value-type="string">
            <text:p>440nm</text:p>
          </table:table-cell>
          <table:table-cell office:value-type="float" office:value="0.653052" calcext:value-type="float">
            <text:p>0.653052</text:p>
          </table:table-cell>
        </table:table-row>
        <table:table-row table:style-name="ro1">
          <table:table-cell office:value-type="string" calcext:value-type="string">
            <text:p>441nm</text:p>
          </table:table-cell>
          <table:table-cell office:value-type="float" office:value="0.716881" calcext:value-type="float">
            <text:p>0.716881</text:p>
          </table:table-cell>
        </table:table-row>
        <table:table-row table:style-name="ro1">
          <table:table-cell office:value-type="string" calcext:value-type="string">
            <text:p>442nm</text:p>
          </table:table-cell>
          <table:table-cell office:value-type="float" office:value="0.778476" calcext:value-type="float">
            <text:p>0.778476</text:p>
          </table:table-cell>
        </table:table-row>
        <table:table-row table:style-name="ro1">
          <table:table-cell office:value-type="string" calcext:value-type="string">
            <text:p>443nm</text:p>
          </table:table-cell>
          <table:table-cell office:value-type="float" office:value="0.83677" calcext:value-type="float">
            <text:p>0.83677</text:p>
          </table:table-cell>
        </table:table-row>
        <table:table-row table:style-name="ro1">
          <table:table-cell office:value-type="string" calcext:value-type="string">
            <text:p>444nm</text:p>
          </table:table-cell>
          <table:table-cell office:value-type="float" office:value="0.888921" calcext:value-type="float">
            <text:p>0.888921</text:p>
          </table:table-cell>
        </table:table-row>
        <table:table-row table:style-name="ro1">
          <table:table-cell office:value-type="string" calcext:value-type="string">
            <text:p>445nm</text:p>
          </table:table-cell>
          <table:table-cell office:value-type="float" office:value="0.933275" calcext:value-type="float">
            <text:p>0.933275</text:p>
          </table:table-cell>
        </table:table-row>
        <table:table-row table:style-name="ro1">
          <table:table-cell office:value-type="string" calcext:value-type="string">
            <text:p>446nm</text:p>
          </table:table-cell>
          <table:table-cell office:value-type="float" office:value="0.970059" calcext:value-type="float">
            <text:p>0.970059</text:p>
          </table:table-cell>
        </table:table-row>
        <table:table-row table:style-name="ro1">
          <table:table-cell office:value-type="string" calcext:value-type="string">
            <text:p>447nm</text:p>
          </table:table-cell>
          <table:table-cell office:value-type="float" office:value="0.991484" calcext:value-type="float">
            <text:p>0.991484</text:p>
          </table:table-cell>
        </table:table-row>
        <table:table-row table:style-name="ro1">
          <table:table-cell office:value-type="string" calcext:value-type="string">
            <text:p>448n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49nm</text:p>
          </table:table-cell>
          <table:table-cell office:value-type="float" office:value="0.993028" calcext:value-type="float">
            <text:p>0.993028</text:p>
          </table:table-cell>
        </table:table-row>
        <table:table-row table:style-name="ro1">
          <table:table-cell office:value-type="string" calcext:value-type="string">
            <text:p>450nm</text:p>
          </table:table-cell>
          <table:table-cell office:value-type="float" office:value="0.974428" calcext:value-type="float">
            <text:p>0.974428</text:p>
          </table:table-cell>
        </table:table-row>
        <table:table-row table:style-name="ro1">
          <table:table-cell office:value-type="string" calcext:value-type="string">
            <text:p>451nm</text:p>
          </table:table-cell>
          <table:table-cell office:value-type="float" office:value="0.946479" calcext:value-type="float">
            <text:p>0.946479</text:p>
          </table:table-cell>
        </table:table-row>
        <table:table-row table:style-name="ro1">
          <table:table-cell office:value-type="string" calcext:value-type="string">
            <text:p>452nm</text:p>
          </table:table-cell>
          <table:table-cell office:value-type="float" office:value="0.906267" calcext:value-type="float">
            <text:p>0.906267</text:p>
          </table:table-cell>
        </table:table-row>
        <table:table-row table:style-name="ro1">
          <table:table-cell office:value-type="string" calcext:value-type="string">
            <text:p>453nm</text:p>
          </table:table-cell>
          <table:table-cell office:value-type="float" office:value="0.858559" calcext:value-type="float">
            <text:p>0.858559</text:p>
          </table:table-cell>
        </table:table-row>
        <table:table-row table:style-name="ro1">
          <table:table-cell office:value-type="string" calcext:value-type="string">
            <text:p>454nm</text:p>
          </table:table-cell>
          <table:table-cell office:value-type="float" office:value="0.803227" calcext:value-type="float">
            <text:p>0.803227</text:p>
          </table:table-cell>
        </table:table-row>
        <table:table-row table:style-name="ro1">
          <table:table-cell office:value-type="string" calcext:value-type="string">
            <text:p>455nm</text:p>
          </table:table-cell>
          <table:table-cell office:value-type="float" office:value="0.745247" calcext:value-type="float">
            <text:p>0.745247</text:p>
          </table:table-cell>
        </table:table-row>
        <table:table-row table:style-name="ro1">
          <table:table-cell office:value-type="string" calcext:value-type="string">
            <text:p>456nm</text:p>
          </table:table-cell>
          <table:table-cell office:value-type="float" office:value="0.686619" calcext:value-type="float">
            <text:p>0.686619</text:p>
          </table:table-cell>
        </table:table-row>
        <table:table-row table:style-name="ro1">
          <table:table-cell office:value-type="string" calcext:value-type="string">
            <text:p>457nm</text:p>
          </table:table-cell>
          <table:table-cell office:value-type="float" office:value="0.629796" calcext:value-type="float">
            <text:p>0.629796</text:p>
          </table:table-cell>
        </table:table-row>
        <table:table-row table:style-name="ro1">
          <table:table-cell office:value-type="string" calcext:value-type="string">
            <text:p>458nm</text:p>
          </table:table-cell>
          <table:table-cell office:value-type="float" office:value="0.576494" calcext:value-type="float">
            <text:p>0.576494</text:p>
          </table:table-cell>
        </table:table-row>
        <table:table-row table:style-name="ro1">
          <table:table-cell office:value-type="string" calcext:value-type="string">
            <text:p>459nm</text:p>
          </table:table-cell>
          <table:table-cell office:value-type="float" office:value="0.527173" calcext:value-type="float">
            <text:p>0.527173</text:p>
          </table:table-cell>
        </table:table-row>
        <table:table-row table:style-name="ro1">
          <table:table-cell office:value-type="string" calcext:value-type="string">
            <text:p>460nm</text:p>
          </table:table-cell>
          <table:table-cell office:value-type="float" office:value="0.482556" calcext:value-type="float">
            <text:p>0.482556</text:p>
          </table:table-cell>
        </table:table-row>
        <table:table-row table:style-name="ro1">
          <table:table-cell office:value-type="string" calcext:value-type="string">
            <text:p>461nm</text:p>
          </table:table-cell>
          <table:table-cell office:value-type="float" office:value="0.441447" calcext:value-type="float">
            <text:p>0.441447</text:p>
          </table:table-cell>
        </table:table-row>
        <table:table-row table:style-name="ro1">
          <table:table-cell office:value-type="string" calcext:value-type="string">
            <text:p>462nm</text:p>
          </table:table-cell>
          <table:table-cell office:value-type="float" office:value="0.405523" calcext:value-type="float">
            <text:p>0.405523</text:p>
          </table:table-cell>
        </table:table-row>
        <table:table-row table:style-name="ro1">
          <table:table-cell office:value-type="string" calcext:value-type="string">
            <text:p>463nm</text:p>
          </table:table-cell>
          <table:table-cell office:value-type="float" office:value="0.373123" calcext:value-type="float">
            <text:p>0.373123</text:p>
          </table:table-cell>
        </table:table-row>
        <table:table-row table:style-name="ro1">
          <table:table-cell office:value-type="string" calcext:value-type="string">
            <text:p>464nm</text:p>
          </table:table-cell>
          <table:table-cell office:value-type="float" office:value="0.344398" calcext:value-type="float">
            <text:p>0.344398</text:p>
          </table:table-cell>
        </table:table-row>
        <table:table-row table:style-name="ro1">
          <table:table-cell office:value-type="string" calcext:value-type="string">
            <text:p>465nm</text:p>
          </table:table-cell>
          <table:table-cell office:value-type="float" office:value="0.318826" calcext:value-type="float">
            <text:p>0.318826</text:p>
          </table:table-cell>
        </table:table-row>
        <table:table-row table:style-name="ro1">
          <table:table-cell office:value-type="string" calcext:value-type="string">
            <text:p>466nm</text:p>
          </table:table-cell>
          <table:table-cell office:value-type="float" office:value="0.295023" calcext:value-type="float">
            <text:p>0.295023</text:p>
          </table:table-cell>
        </table:table-row>
        <table:table-row table:style-name="ro1">
          <table:table-cell office:value-type="string" calcext:value-type="string">
            <text:p>467nm</text:p>
          </table:table-cell>
          <table:table-cell office:value-type="float" office:value="0.273797" calcext:value-type="float">
            <text:p>0.273797</text:p>
          </table:table-cell>
        </table:table-row>
        <table:table-row table:style-name="ro1">
          <table:table-cell office:value-type="string" calcext:value-type="string">
            <text:p>468nm</text:p>
          </table:table-cell>
          <table:table-cell office:value-type="float" office:value="0.254255" calcext:value-type="float">
            <text:p>0.254255</text:p>
          </table:table-cell>
        </table:table-row>
        <table:table-row table:style-name="ro1">
          <table:table-cell office:value-type="string" calcext:value-type="string">
            <text:p>469nm</text:p>
          </table:table-cell>
          <table:table-cell office:value-type="float" office:value="0.236442" calcext:value-type="float">
            <text:p>0.236442</text:p>
          </table:table-cell>
        </table:table-row>
        <table:table-row table:style-name="ro1">
          <table:table-cell office:value-type="string" calcext:value-type="string">
            <text:p>470nm</text:p>
          </table:table-cell>
          <table:table-cell office:value-type="float" office:value="0.220099" calcext:value-type="float">
            <text:p>0.220099</text:p>
          </table:table-cell>
        </table:table-row>
        <table:table-row table:style-name="ro1">
          <table:table-cell office:value-type="string" calcext:value-type="string">
            <text:p>471nm</text:p>
          </table:table-cell>
          <table:table-cell office:value-type="float" office:value="0.204504" calcext:value-type="float">
            <text:p>0.204504</text:p>
          </table:table-cell>
        </table:table-row>
        <table:table-row table:style-name="ro1">
          <table:table-cell office:value-type="string" calcext:value-type="string">
            <text:p>472nm</text:p>
          </table:table-cell>
          <table:table-cell office:value-type="float" office:value="0.190335" calcext:value-type="float">
            <text:p>0.190335</text:p>
          </table:table-cell>
        </table:table-row>
        <table:table-row table:style-name="ro1">
          <table:table-cell office:value-type="string" calcext:value-type="string">
            <text:p>473nm</text:p>
          </table:table-cell>
          <table:table-cell office:value-type="float" office:value="0.177472" calcext:value-type="float">
            <text:p>0.177472</text:p>
          </table:table-cell>
        </table:table-row>
        <table:table-row table:style-name="ro1">
          <table:table-cell office:value-type="string" calcext:value-type="string">
            <text:p>474nm</text:p>
          </table:table-cell>
          <table:table-cell office:value-type="float" office:value="0.165974" calcext:value-type="float">
            <text:p>0.165974</text:p>
          </table:table-cell>
        </table:table-row>
        <table:table-row table:style-name="ro1">
          <table:table-cell office:value-type="string" calcext:value-type="string">
            <text:p>475nm</text:p>
          </table:table-cell>
          <table:table-cell office:value-type="float" office:value="0.156188" calcext:value-type="float">
            <text:p>0.156188</text:p>
          </table:table-cell>
        </table:table-row>
        <table:table-row table:style-name="ro1">
          <table:table-cell office:value-type="string" calcext:value-type="string">
            <text:p>476nm</text:p>
          </table:table-cell>
          <table:table-cell office:value-type="float" office:value="0.147533" calcext:value-type="float">
            <text:p>0.147533</text:p>
          </table:table-cell>
        </table:table-row>
        <table:table-row table:style-name="ro1">
          <table:table-cell office:value-type="string" calcext:value-type="string">
            <text:p>477nm</text:p>
          </table:table-cell>
          <table:table-cell office:value-type="float" office:value="0.140336" calcext:value-type="float">
            <text:p>0.140336</text:p>
          </table:table-cell>
        </table:table-row>
        <table:table-row table:style-name="ro1">
          <table:table-cell office:value-type="string" calcext:value-type="string">
            <text:p>478nm</text:p>
          </table:table-cell>
          <table:table-cell office:value-type="float" office:value="0.133835" calcext:value-type="float">
            <text:p>0.133835</text:p>
          </table:table-cell>
        </table:table-row>
        <table:table-row table:style-name="ro1">
          <table:table-cell office:value-type="string" calcext:value-type="string">
            <text:p>479nm</text:p>
          </table:table-cell>
          <table:table-cell office:value-type="float" office:value="0.128072" calcext:value-type="float">
            <text:p>0.128072</text:p>
          </table:table-cell>
        </table:table-row>
        <table:table-row table:style-name="ro1">
          <table:table-cell office:value-type="string" calcext:value-type="string">
            <text:p>480nm</text:p>
          </table:table-cell>
          <table:table-cell office:value-type="float" office:value="0.123232" calcext:value-type="float">
            <text:p>0.123232</text:p>
          </table:table-cell>
        </table:table-row>
        <table:table-row table:style-name="ro1">
          <table:table-cell office:value-type="string" calcext:value-type="string">
            <text:p>481nm</text:p>
          </table:table-cell>
          <table:table-cell office:value-type="float" office:value="0.119007" calcext:value-type="float">
            <text:p>0.119007</text:p>
          </table:table-cell>
        </table:table-row>
        <table:table-row table:style-name="ro1">
          <table:table-cell office:value-type="string" calcext:value-type="string">
            <text:p>482nm</text:p>
          </table:table-cell>
          <table:table-cell office:value-type="float" office:value="0.115467" calcext:value-type="float">
            <text:p>0.115467</text:p>
          </table:table-cell>
        </table:table-row>
        <table:table-row table:style-name="ro1">
          <table:table-cell office:value-type="string" calcext:value-type="string">
            <text:p>483nm</text:p>
          </table:table-cell>
          <table:table-cell office:value-type="float" office:value="0.112116" calcext:value-type="float">
            <text:p>0.112116</text:p>
          </table:table-cell>
        </table:table-row>
        <table:table-row table:style-name="ro1">
          <table:table-cell office:value-type="string" calcext:value-type="string">
            <text:p>484nm</text:p>
          </table:table-cell>
          <table:table-cell office:value-type="float" office:value="0.109009" calcext:value-type="float">
            <text:p>0.109009</text:p>
          </table:table-cell>
        </table:table-row>
        <table:table-row table:style-name="ro1">
          <table:table-cell office:value-type="string" calcext:value-type="string">
            <text:p>485nm</text:p>
          </table:table-cell>
          <table:table-cell office:value-type="float" office:value="0.106567" calcext:value-type="float">
            <text:p>0.106567</text:p>
          </table:table-cell>
        </table:table-row>
        <table:table-row table:style-name="ro1">
          <table:table-cell office:value-type="string" calcext:value-type="string">
            <text:p>486nm</text:p>
          </table:table-cell>
          <table:table-cell office:value-type="float" office:value="0.104708" calcext:value-type="float">
            <text:p>0.104708</text:p>
          </table:table-cell>
        </table:table-row>
        <table:table-row table:style-name="ro1">
          <table:table-cell office:value-type="string" calcext:value-type="string">
            <text:p>487nm</text:p>
          </table:table-cell>
          <table:table-cell office:value-type="float" office:value="0.103719" calcext:value-type="float">
            <text:p>0.103719</text:p>
          </table:table-cell>
        </table:table-row>
        <table:table-row table:style-name="ro1">
          <table:table-cell office:value-type="string" calcext:value-type="string">
            <text:p>488nm</text:p>
          </table:table-cell>
          <table:table-cell office:value-type="float" office:value="0.103281" calcext:value-type="float">
            <text:p>0.103281</text:p>
          </table:table-cell>
        </table:table-row>
        <table:table-row table:style-name="ro1">
          <table:table-cell office:value-type="string" calcext:value-type="string">
            <text:p>489nm</text:p>
          </table:table-cell>
          <table:table-cell office:value-type="float" office:value="0.10353" calcext:value-type="float">
            <text:p>0.10353</text:p>
          </table:table-cell>
        </table:table-row>
        <table:table-row table:style-name="ro1">
          <table:table-cell office:value-type="string" calcext:value-type="string">
            <text:p>490nm</text:p>
          </table:table-cell>
          <table:table-cell office:value-type="float" office:value="0.104922" calcext:value-type="float">
            <text:p>0.104922</text:p>
          </table:table-cell>
        </table:table-row>
        <table:table-row table:style-name="ro1">
          <table:table-cell office:value-type="string" calcext:value-type="string">
            <text:p>491nm</text:p>
          </table:table-cell>
          <table:table-cell office:value-type="float" office:value="0.107245" calcext:value-type="float">
            <text:p>0.107245</text:p>
          </table:table-cell>
        </table:table-row>
        <table:table-row table:style-name="ro1">
          <table:table-cell office:value-type="string" calcext:value-type="string">
            <text:p>492nm</text:p>
          </table:table-cell>
          <table:table-cell office:value-type="float" office:value="0.110734" calcext:value-type="float">
            <text:p>0.110734</text:p>
          </table:table-cell>
        </table:table-row>
        <table:table-row table:style-name="ro1">
          <table:table-cell office:value-type="string" calcext:value-type="string">
            <text:p>493nm</text:p>
          </table:table-cell>
          <table:table-cell office:value-type="float" office:value="0.114768" calcext:value-type="float">
            <text:p>0.114768</text:p>
          </table:table-cell>
        </table:table-row>
        <table:table-row table:style-name="ro1">
          <table:table-cell office:value-type="string" calcext:value-type="string">
            <text:p>494nm</text:p>
          </table:table-cell>
          <table:table-cell office:value-type="float" office:value="0.119561" calcext:value-type="float">
            <text:p>0.119561</text:p>
          </table:table-cell>
        </table:table-row>
        <table:table-row table:style-name="ro1">
          <table:table-cell office:value-type="string" calcext:value-type="string">
            <text:p>495nm</text:p>
          </table:table-cell>
          <table:table-cell office:value-type="float" office:value="0.125537" calcext:value-type="float">
            <text:p>0.125537</text:p>
          </table:table-cell>
        </table:table-row>
        <table:table-row table:style-name="ro1">
          <table:table-cell office:value-type="string" calcext:value-type="string">
            <text:p>496nm</text:p>
          </table:table-cell>
          <table:table-cell office:value-type="float" office:value="0.132522" calcext:value-type="float">
            <text:p>0.132522</text:p>
          </table:table-cell>
        </table:table-row>
        <table:table-row table:style-name="ro1">
          <table:table-cell office:value-type="string" calcext:value-type="string">
            <text:p>497nm</text:p>
          </table:table-cell>
          <table:table-cell office:value-type="float" office:value="0.140897" calcext:value-type="float">
            <text:p>0.140897</text:p>
          </table:table-cell>
        </table:table-row>
        <table:table-row table:style-name="ro1">
          <table:table-cell office:value-type="string" calcext:value-type="string">
            <text:p>498nm</text:p>
          </table:table-cell>
          <table:table-cell office:value-type="float" office:value="0.150064" calcext:value-type="float">
            <text:p>0.150064</text:p>
          </table:table-cell>
        </table:table-row>
        <table:table-row table:style-name="ro1">
          <table:table-cell office:value-type="string" calcext:value-type="string">
            <text:p>499nm</text:p>
          </table:table-cell>
          <table:table-cell office:value-type="float" office:value="0.16026" calcext:value-type="float">
            <text:p>0.16026</text:p>
          </table:table-cell>
        </table:table-row>
        <table:table-row table:style-name="ro1">
          <table:table-cell office:value-type="string" calcext:value-type="string">
            <text:p>500nm</text:p>
          </table:table-cell>
          <table:table-cell office:value-type="float" office:value="0.171432" calcext:value-type="float">
            <text:p>0.171432</text:p>
          </table:table-cell>
        </table:table-row>
        <table:table-row table:style-name="ro1">
          <table:table-cell office:value-type="string" calcext:value-type="string">
            <text:p>501nm</text:p>
          </table:table-cell>
          <table:table-cell office:value-type="float" office:value="0.183387" calcext:value-type="float">
            <text:p>0.183387</text:p>
          </table:table-cell>
        </table:table-row>
        <table:table-row table:style-name="ro1">
          <table:table-cell office:value-type="string" calcext:value-type="string">
            <text:p>502nm</text:p>
          </table:table-cell>
          <table:table-cell office:value-type="float" office:value="0.196051" calcext:value-type="float">
            <text:p>0.196051</text:p>
          </table:table-cell>
        </table:table-row>
        <table:table-row table:style-name="ro1">
          <table:table-cell office:value-type="string" calcext:value-type="string">
            <text:p>503nm</text:p>
          </table:table-cell>
          <table:table-cell office:value-type="float" office:value="0.208906" calcext:value-type="float">
            <text:p>0.208906</text:p>
          </table:table-cell>
        </table:table-row>
        <table:table-row table:style-name="ro1">
          <table:table-cell office:value-type="string" calcext:value-type="string">
            <text:p>504nm</text:p>
          </table:table-cell>
          <table:table-cell office:value-type="float" office:value="0.222226" calcext:value-type="float">
            <text:p>0.222226</text:p>
          </table:table-cell>
        </table:table-row>
        <table:table-row table:style-name="ro1">
          <table:table-cell office:value-type="string" calcext:value-type="string">
            <text:p>505nm</text:p>
          </table:table-cell>
          <table:table-cell office:value-type="float" office:value="0.236234" calcext:value-type="float">
            <text:p>0.236234</text:p>
          </table:table-cell>
        </table:table-row>
        <table:table-row table:style-name="ro1">
          <table:table-cell office:value-type="string" calcext:value-type="string">
            <text:p>506nm</text:p>
          </table:table-cell>
          <table:table-cell office:value-type="float" office:value="0.250903" calcext:value-type="float">
            <text:p>0.250903</text:p>
          </table:table-cell>
        </table:table-row>
        <table:table-row table:style-name="ro1">
          <table:table-cell office:value-type="string" calcext:value-type="string">
            <text:p>507nm</text:p>
          </table:table-cell>
          <table:table-cell office:value-type="float" office:value="0.266001" calcext:value-type="float">
            <text:p>0.266001</text:p>
          </table:table-cell>
        </table:table-row>
        <table:table-row table:style-name="ro1">
          <table:table-cell office:value-type="string" calcext:value-type="string">
            <text:p>508nm</text:p>
          </table:table-cell>
          <table:table-cell office:value-type="float" office:value="0.281141" calcext:value-type="float">
            <text:p>0.281141</text:p>
          </table:table-cell>
        </table:table-row>
        <table:table-row table:style-name="ro1">
          <table:table-cell office:value-type="string" calcext:value-type="string">
            <text:p>509nm</text:p>
          </table:table-cell>
          <table:table-cell office:value-type="float" office:value="0.296262" calcext:value-type="float">
            <text:p>0.296262</text:p>
          </table:table-cell>
        </table:table-row>
        <table:table-row table:style-name="ro1">
          <table:table-cell office:value-type="string" calcext:value-type="string">
            <text:p>510nm</text:p>
          </table:table-cell>
          <table:table-cell office:value-type="float" office:value="0.311269" calcext:value-type="float">
            <text:p>0.311269</text:p>
          </table:table-cell>
        </table:table-row>
        <table:table-row table:style-name="ro1">
          <table:table-cell office:value-type="string" calcext:value-type="string">
            <text:p>511nm</text:p>
          </table:table-cell>
          <table:table-cell office:value-type="float" office:value="0.326072" calcext:value-type="float">
            <text:p>0.326072</text:p>
          </table:table-cell>
        </table:table-row>
        <table:table-row table:style-name="ro1">
          <table:table-cell office:value-type="string" calcext:value-type="string">
            <text:p>512nm</text:p>
          </table:table-cell>
          <table:table-cell office:value-type="float" office:value="0.34005" calcext:value-type="float">
            <text:p>0.34005</text:p>
          </table:table-cell>
        </table:table-row>
        <table:table-row table:style-name="ro1">
          <table:table-cell office:value-type="string" calcext:value-type="string">
            <text:p>513nm</text:p>
          </table:table-cell>
          <table:table-cell office:value-type="float" office:value="0.353256" calcext:value-type="float">
            <text:p>0.353256</text:p>
          </table:table-cell>
        </table:table-row>
        <table:table-row table:style-name="ro1">
          <table:table-cell office:value-type="string" calcext:value-type="string">
            <text:p>514nm</text:p>
          </table:table-cell>
          <table:table-cell office:value-type="float" office:value="0.365866" calcext:value-type="float">
            <text:p>0.365866</text:p>
          </table:table-cell>
        </table:table-row>
        <table:table-row table:style-name="ro1">
          <table:table-cell office:value-type="string" calcext:value-type="string">
            <text:p>515nm</text:p>
          </table:table-cell>
          <table:table-cell office:value-type="float" office:value="0.378604" calcext:value-type="float">
            <text:p>0.378604</text:p>
          </table:table-cell>
        </table:table-row>
        <table:table-row table:style-name="ro1">
          <table:table-cell office:value-type="string" calcext:value-type="string">
            <text:p>516nm</text:p>
          </table:table-cell>
          <table:table-cell office:value-type="float" office:value="0.391282" calcext:value-type="float">
            <text:p>0.391282</text:p>
          </table:table-cell>
        </table:table-row>
        <table:table-row table:style-name="ro1">
          <table:table-cell office:value-type="string" calcext:value-type="string">
            <text:p>517nm</text:p>
          </table:table-cell>
          <table:table-cell office:value-type="float" office:value="0.403318" calcext:value-type="float">
            <text:p>0.403318</text:p>
          </table:table-cell>
        </table:table-row>
        <table:table-row table:style-name="ro1">
          <table:table-cell office:value-type="string" calcext:value-type="string">
            <text:p>518nm</text:p>
          </table:table-cell>
          <table:table-cell office:value-type="float" office:value="0.414673" calcext:value-type="float">
            <text:p>0.414673</text:p>
          </table:table-cell>
        </table:table-row>
        <table:table-row table:style-name="ro1">
          <table:table-cell office:value-type="string" calcext:value-type="string">
            <text:p>519nm</text:p>
          </table:table-cell>
          <table:table-cell office:value-type="float" office:value="0.424872" calcext:value-type="float">
            <text:p>0.424872</text:p>
          </table:table-cell>
        </table:table-row>
        <table:table-row table:style-name="ro1">
          <table:table-cell office:value-type="string" calcext:value-type="string">
            <text:p>520nm</text:p>
          </table:table-cell>
          <table:table-cell office:value-type="float" office:value="0.434304" calcext:value-type="float">
            <text:p>0.434304</text:p>
          </table:table-cell>
        </table:table-row>
        <table:table-row table:style-name="ro1">
          <table:table-cell office:value-type="string" calcext:value-type="string">
            <text:p>521nm</text:p>
          </table:table-cell>
          <table:table-cell office:value-type="float" office:value="0.442787" calcext:value-type="float">
            <text:p>0.442787</text:p>
          </table:table-cell>
        </table:table-row>
        <table:table-row table:style-name="ro1">
          <table:table-cell office:value-type="string" calcext:value-type="string">
            <text:p>522nm</text:p>
          </table:table-cell>
          <table:table-cell office:value-type="float" office:value="0.450763" calcext:value-type="float">
            <text:p>0.450763</text:p>
          </table:table-cell>
        </table:table-row>
        <table:table-row table:style-name="ro1">
          <table:table-cell office:value-type="string" calcext:value-type="string">
            <text:p>523nm</text:p>
          </table:table-cell>
          <table:table-cell office:value-type="float" office:value="0.458298" calcext:value-type="float">
            <text:p>0.458298</text:p>
          </table:table-cell>
        </table:table-row>
        <table:table-row table:style-name="ro1">
          <table:table-cell office:value-type="string" calcext:value-type="string">
            <text:p>524nm</text:p>
          </table:table-cell>
          <table:table-cell office:value-type="float" office:value="0.464867" calcext:value-type="float">
            <text:p>0.464867</text:p>
          </table:table-cell>
        </table:table-row>
        <table:table-row table:style-name="ro1">
          <table:table-cell office:value-type="string" calcext:value-type="string">
            <text:p>525nm</text:p>
          </table:table-cell>
          <table:table-cell office:value-type="float" office:value="0.470689" calcext:value-type="float">
            <text:p>0.470689</text:p>
          </table:table-cell>
        </table:table-row>
        <table:table-row table:style-name="ro1">
          <table:table-cell office:value-type="string" calcext:value-type="string">
            <text:p>526nm</text:p>
          </table:table-cell>
          <table:table-cell office:value-type="float" office:value="0.475916" calcext:value-type="float">
            <text:p>0.475916</text:p>
          </table:table-cell>
        </table:table-row>
        <table:table-row table:style-name="ro1">
          <table:table-cell office:value-type="string" calcext:value-type="string">
            <text:p>527nm</text:p>
          </table:table-cell>
          <table:table-cell office:value-type="float" office:value="0.481315" calcext:value-type="float">
            <text:p>0.481315</text:p>
          </table:table-cell>
        </table:table-row>
        <table:table-row table:style-name="ro1">
          <table:table-cell office:value-type="string" calcext:value-type="string">
            <text:p>528nm</text:p>
          </table:table-cell>
          <table:table-cell office:value-type="float" office:value="0.486773" calcext:value-type="float">
            <text:p>0.486773</text:p>
          </table:table-cell>
        </table:table-row>
        <table:table-row table:style-name="ro1">
          <table:table-cell office:value-type="string" calcext:value-type="string">
            <text:p>529nm</text:p>
          </table:table-cell>
          <table:table-cell office:value-type="float" office:value="0.491865" calcext:value-type="float">
            <text:p>0.491865</text:p>
          </table:table-cell>
        </table:table-row>
        <table:table-row table:style-name="ro1">
          <table:table-cell office:value-type="string" calcext:value-type="string">
            <text:p>530nm</text:p>
          </table:table-cell>
          <table:table-cell office:value-type="float" office:value="0.496532" calcext:value-type="float">
            <text:p>0.496532</text:p>
          </table:table-cell>
        </table:table-row>
        <table:table-row table:style-name="ro1">
          <table:table-cell office:value-type="string" calcext:value-type="string">
            <text:p>531nm</text:p>
          </table:table-cell>
          <table:table-cell office:value-type="float" office:value="0.500343" calcext:value-type="float">
            <text:p>0.500343</text:p>
          </table:table-cell>
        </table:table-row>
        <table:table-row table:style-name="ro1">
          <table:table-cell office:value-type="string" calcext:value-type="string">
            <text:p>532nm</text:p>
          </table:table-cell>
          <table:table-cell office:value-type="float" office:value="0.503534" calcext:value-type="float">
            <text:p>0.503534</text:p>
          </table:table-cell>
        </table:table-row>
        <table:table-row table:style-name="ro1">
          <table:table-cell office:value-type="string" calcext:value-type="string">
            <text:p>533nm</text:p>
          </table:table-cell>
          <table:table-cell office:value-type="float" office:value="0.5061" calcext:value-type="float">
            <text:p>0.5061</text:p>
          </table:table-cell>
        </table:table-row>
        <table:table-row table:style-name="ro1">
          <table:table-cell office:value-type="string" calcext:value-type="string">
            <text:p>534nm</text:p>
          </table:table-cell>
          <table:table-cell office:value-type="float" office:value="0.508582" calcext:value-type="float">
            <text:p>0.508582</text:p>
          </table:table-cell>
        </table:table-row>
        <table:table-row table:style-name="ro1">
          <table:table-cell office:value-type="string" calcext:value-type="string">
            <text:p>535nm</text:p>
          </table:table-cell>
          <table:table-cell office:value-type="float" office:value="0.510937" calcext:value-type="float">
            <text:p>0.510937</text:p>
          </table:table-cell>
        </table:table-row>
        <table:table-row table:style-name="ro1">
          <table:table-cell office:value-type="string" calcext:value-type="string">
            <text:p>536nm</text:p>
          </table:table-cell>
          <table:table-cell office:value-type="float" office:value="0.512346" calcext:value-type="float">
            <text:p>0.512346</text:p>
          </table:table-cell>
        </table:table-row>
        <table:table-row table:style-name="ro1">
          <table:table-cell office:value-type="string" calcext:value-type="string">
            <text:p>537nm</text:p>
          </table:table-cell>
          <table:table-cell office:value-type="float" office:value="0.512817" calcext:value-type="float">
            <text:p>0.512817</text:p>
          </table:table-cell>
        </table:table-row>
        <table:table-row table:style-name="ro1">
          <table:table-cell office:value-type="string" calcext:value-type="string">
            <text:p>538nm</text:p>
          </table:table-cell>
          <table:table-cell office:value-type="float" office:value="0.51286" calcext:value-type="float">
            <text:p>0.51286</text:p>
          </table:table-cell>
        </table:table-row>
        <table:table-row table:style-name="ro1">
          <table:table-cell office:value-type="string" calcext:value-type="string">
            <text:p>539nm</text:p>
          </table:table-cell>
          <table:table-cell office:value-type="float" office:value="0.513427" calcext:value-type="float">
            <text:p>0.513427</text:p>
          </table:table-cell>
        </table:table-row>
        <table:table-row table:style-name="ro1">
          <table:table-cell office:value-type="string" calcext:value-type="string">
            <text:p>540nm</text:p>
          </table:table-cell>
          <table:table-cell office:value-type="float" office:value="0.514256" calcext:value-type="float">
            <text:p>0.514256</text:p>
          </table:table-cell>
        </table:table-row>
        <table:table-row table:style-name="ro1">
          <table:table-cell office:value-type="string" calcext:value-type="string">
            <text:p>541nm</text:p>
          </table:table-cell>
          <table:table-cell office:value-type="float" office:value="0.514548" calcext:value-type="float">
            <text:p>0.514548</text:p>
          </table:table-cell>
        </table:table-row>
        <table:table-row table:style-name="ro1">
          <table:table-cell office:value-type="string" calcext:value-type="string">
            <text:p>542nm</text:p>
          </table:table-cell>
          <table:table-cell office:value-type="float" office:value="0.514177" calcext:value-type="float">
            <text:p>0.514177</text:p>
          </table:table-cell>
        </table:table-row>
        <table:table-row table:style-name="ro1">
          <table:table-cell office:value-type="string" calcext:value-type="string">
            <text:p>543nm</text:p>
          </table:table-cell>
          <table:table-cell office:value-type="float" office:value="0.513499" calcext:value-type="float">
            <text:p>0.513499</text:p>
          </table:table-cell>
        </table:table-row>
        <table:table-row table:style-name="ro1">
          <table:table-cell office:value-type="string" calcext:value-type="string">
            <text:p>544nm</text:p>
          </table:table-cell>
          <table:table-cell office:value-type="float" office:value="0.512922" calcext:value-type="float">
            <text:p>0.512922</text:p>
          </table:table-cell>
        </table:table-row>
        <table:table-row table:style-name="ro1">
          <table:table-cell office:value-type="string" calcext:value-type="string">
            <text:p>545nm</text:p>
          </table:table-cell>
          <table:table-cell office:value-type="float" office:value="0.511953" calcext:value-type="float">
            <text:p>0.511953</text:p>
          </table:table-cell>
        </table:table-row>
        <table:table-row table:style-name="ro1">
          <table:table-cell office:value-type="string" calcext:value-type="string">
            <text:p>546nm</text:p>
          </table:table-cell>
          <table:table-cell office:value-type="float" office:value="0.510267" calcext:value-type="float">
            <text:p>0.510267</text:p>
          </table:table-cell>
        </table:table-row>
        <table:table-row table:style-name="ro1">
          <table:table-cell office:value-type="string" calcext:value-type="string">
            <text:p>547nm</text:p>
          </table:table-cell>
          <table:table-cell office:value-type="float" office:value="0.507757" calcext:value-type="float">
            <text:p>0.507757</text:p>
          </table:table-cell>
        </table:table-row>
        <table:table-row table:style-name="ro1">
          <table:table-cell office:value-type="string" calcext:value-type="string">
            <text:p>548nm</text:p>
          </table:table-cell>
          <table:table-cell office:value-type="float" office:value="0.504699" calcext:value-type="float">
            <text:p>0.504699</text:p>
          </table:table-cell>
        </table:table-row>
        <table:table-row table:style-name="ro1">
          <table:table-cell office:value-type="string" calcext:value-type="string">
            <text:p>549nm</text:p>
          </table:table-cell>
          <table:table-cell office:value-type="float" office:value="0.501324" calcext:value-type="float">
            <text:p>0.501324</text:p>
          </table:table-cell>
        </table:table-row>
        <table:table-row table:style-name="ro1">
          <table:table-cell office:value-type="string" calcext:value-type="string">
            <text:p>550nm</text:p>
          </table:table-cell>
          <table:table-cell office:value-type="float" office:value="0.497967" calcext:value-type="float">
            <text:p>0.497967</text:p>
          </table:table-cell>
        </table:table-row>
        <table:table-row table:style-name="ro1">
          <table:table-cell office:value-type="string" calcext:value-type="string">
            <text:p>551nm</text:p>
          </table:table-cell>
          <table:table-cell office:value-type="float" office:value="0.494841" calcext:value-type="float">
            <text:p>0.494841</text:p>
          </table:table-cell>
        </table:table-row>
        <table:table-row table:style-name="ro1">
          <table:table-cell office:value-type="string" calcext:value-type="string">
            <text:p>552nm</text:p>
          </table:table-cell>
          <table:table-cell office:value-type="float" office:value="0.491174" calcext:value-type="float">
            <text:p>0.491174</text:p>
          </table:table-cell>
        </table:table-row>
        <table:table-row table:style-name="ro1">
          <table:table-cell office:value-type="string" calcext:value-type="string">
            <text:p>553nm</text:p>
          </table:table-cell>
          <table:table-cell office:value-type="float" office:value="0.486344" calcext:value-type="float">
            <text:p>0.486344</text:p>
          </table:table-cell>
        </table:table-row>
        <table:table-row table:style-name="ro1">
          <table:table-cell office:value-type="string" calcext:value-type="string">
            <text:p>554nm</text:p>
          </table:table-cell>
          <table:table-cell office:value-type="float" office:value="0.480401" calcext:value-type="float">
            <text:p>0.480401</text:p>
          </table:table-cell>
        </table:table-row>
        <table:table-row table:style-name="ro1">
          <table:table-cell office:value-type="string" calcext:value-type="string">
            <text:p>555nm</text:p>
          </table:table-cell>
          <table:table-cell office:value-type="float" office:value="0.474218" calcext:value-type="float">
            <text:p>0.474218</text:p>
          </table:table-cell>
        </table:table-row>
        <table:table-row table:style-name="ro1">
          <table:table-cell office:value-type="string" calcext:value-type="string">
            <text:p>556nm</text:p>
          </table:table-cell>
          <table:table-cell office:value-type="float" office:value="0.468184" calcext:value-type="float">
            <text:p>0.468184</text:p>
          </table:table-cell>
        </table:table-row>
        <table:table-row table:style-name="ro1">
          <table:table-cell office:value-type="string" calcext:value-type="string">
            <text:p>557nm</text:p>
          </table:table-cell>
          <table:table-cell office:value-type="float" office:value="0.462034" calcext:value-type="float">
            <text:p>0.462034</text:p>
          </table:table-cell>
        </table:table-row>
        <table:table-row table:style-name="ro1">
          <table:table-cell office:value-type="string" calcext:value-type="string">
            <text:p>558nm</text:p>
          </table:table-cell>
          <table:table-cell office:value-type="float" office:value="0.455665" calcext:value-type="float">
            <text:p>0.455665</text:p>
          </table:table-cell>
        </table:table-row>
        <table:table-row table:style-name="ro1">
          <table:table-cell office:value-type="string" calcext:value-type="string">
            <text:p>559nm</text:p>
          </table:table-cell>
          <table:table-cell office:value-type="float" office:value="0.448846" calcext:value-type="float">
            <text:p>0.448846</text:p>
          </table:table-cell>
        </table:table-row>
        <table:table-row table:style-name="ro1">
          <table:table-cell office:value-type="string" calcext:value-type="string">
            <text:p>560nm</text:p>
          </table:table-cell>
          <table:table-cell office:value-type="float" office:value="0.441688" calcext:value-type="float">
            <text:p>0.441688</text:p>
          </table:table-cell>
        </table:table-row>
        <table:table-row table:style-name="ro1">
          <table:table-cell office:value-type="string" calcext:value-type="string">
            <text:p>561nm</text:p>
          </table:table-cell>
          <table:table-cell office:value-type="float" office:value="0.434165" calcext:value-type="float">
            <text:p>0.434165</text:p>
          </table:table-cell>
        </table:table-row>
        <table:table-row table:style-name="ro1">
          <table:table-cell office:value-type="string" calcext:value-type="string">
            <text:p>562nm</text:p>
          </table:table-cell>
          <table:table-cell office:value-type="float" office:value="0.426469" calcext:value-type="float">
            <text:p>0.426469</text:p>
          </table:table-cell>
        </table:table-row>
        <table:table-row table:style-name="ro1">
          <table:table-cell office:value-type="string" calcext:value-type="string">
            <text:p>563nm</text:p>
          </table:table-cell>
          <table:table-cell office:value-type="float" office:value="0.418648" calcext:value-type="float">
            <text:p>0.418648</text:p>
          </table:table-cell>
        </table:table-row>
        <table:table-row table:style-name="ro1">
          <table:table-cell office:value-type="string" calcext:value-type="string">
            <text:p>564nm</text:p>
          </table:table-cell>
          <table:table-cell office:value-type="float" office:value="0.410154" calcext:value-type="float">
            <text:p>0.410154</text:p>
          </table:table-cell>
        </table:table-row>
        <table:table-row table:style-name="ro1">
          <table:table-cell office:value-type="string" calcext:value-type="string">
            <text:p>565nm</text:p>
          </table:table-cell>
          <table:table-cell office:value-type="float" office:value="0.40103" calcext:value-type="float">
            <text:p>0.40103</text:p>
          </table:table-cell>
        </table:table-row>
        <table:table-row table:style-name="ro1">
          <table:table-cell office:value-type="string" calcext:value-type="string">
            <text:p>566nm</text:p>
          </table:table-cell>
          <table:table-cell office:value-type="float" office:value="0.391437" calcext:value-type="float">
            <text:p>0.391437</text:p>
          </table:table-cell>
        </table:table-row>
        <table:table-row table:style-name="ro1">
          <table:table-cell office:value-type="string" calcext:value-type="string">
            <text:p>567nm</text:p>
          </table:table-cell>
          <table:table-cell office:value-type="float" office:value="0.381976" calcext:value-type="float">
            <text:p>0.381976</text:p>
          </table:table-cell>
        </table:table-row>
        <table:table-row table:style-name="ro1">
          <table:table-cell office:value-type="string" calcext:value-type="string">
            <text:p>568nm</text:p>
          </table:table-cell>
          <table:table-cell office:value-type="float" office:value="0.372747" calcext:value-type="float">
            <text:p>0.372747</text:p>
          </table:table-cell>
        </table:table-row>
        <table:table-row table:style-name="ro1">
          <table:table-cell office:value-type="string" calcext:value-type="string">
            <text:p>569nm</text:p>
          </table:table-cell>
          <table:table-cell office:value-type="float" office:value="0.363742" calcext:value-type="float">
            <text:p>0.363742</text:p>
          </table:table-cell>
        </table:table-row>
        <table:table-row table:style-name="ro1">
          <table:table-cell office:value-type="string" calcext:value-type="string">
            <text:p>570nm</text:p>
          </table:table-cell>
          <table:table-cell office:value-type="float" office:value="0.354961" calcext:value-type="float">
            <text:p>0.354961</text:p>
          </table:table-cell>
        </table:table-row>
        <table:table-row table:style-name="ro1">
          <table:table-cell office:value-type="string" calcext:value-type="string">
            <text:p>571nm</text:p>
          </table:table-cell>
          <table:table-cell office:value-type="float" office:value="0.346401" calcext:value-type="float">
            <text:p>0.346401</text:p>
          </table:table-cell>
        </table:table-row>
        <table:table-row table:style-name="ro1">
          <table:table-cell office:value-type="string" calcext:value-type="string">
            <text:p>572nm</text:p>
          </table:table-cell>
          <table:table-cell office:value-type="float" office:value="0.337963" calcext:value-type="float">
            <text:p>0.337963</text:p>
          </table:table-cell>
        </table:table-row>
        <table:table-row table:style-name="ro1">
          <table:table-cell office:value-type="string" calcext:value-type="string">
            <text:p>573nm</text:p>
          </table:table-cell>
          <table:table-cell office:value-type="float" office:value="0.329807" calcext:value-type="float">
            <text:p>0.329807</text:p>
          </table:table-cell>
        </table:table-row>
        <table:table-row table:style-name="ro1">
          <table:table-cell office:value-type="string" calcext:value-type="string">
            <text:p>574nm</text:p>
          </table:table-cell>
          <table:table-cell office:value-type="float" office:value="0.321852" calcext:value-type="float">
            <text:p>0.321852</text:p>
          </table:table-cell>
        </table:table-row>
        <table:table-row table:style-name="ro1">
          <table:table-cell office:value-type="string" calcext:value-type="string">
            <text:p>575nm</text:p>
          </table:table-cell>
          <table:table-cell office:value-type="float" office:value="0.314583" calcext:value-type="float">
            <text:p>0.314583</text:p>
          </table:table-cell>
        </table:table-row>
        <table:table-row table:style-name="ro1">
          <table:table-cell office:value-type="string" calcext:value-type="string">
            <text:p>576nm</text:p>
          </table:table-cell>
          <table:table-cell office:value-type="float" office:value="0.308072" calcext:value-type="float">
            <text:p>0.308072</text:p>
          </table:table-cell>
        </table:table-row>
        <table:table-row table:style-name="ro1">
          <table:table-cell office:value-type="string" calcext:value-type="string">
            <text:p>577nm</text:p>
          </table:table-cell>
          <table:table-cell office:value-type="float" office:value="0.302433" calcext:value-type="float">
            <text:p>0.302433</text:p>
          </table:table-cell>
        </table:table-row>
        <table:table-row table:style-name="ro1">
          <table:table-cell office:value-type="string" calcext:value-type="string">
            <text:p>578nm</text:p>
          </table:table-cell>
          <table:table-cell office:value-type="float" office:value="0.297389" calcext:value-type="float">
            <text:p>0.297389</text:p>
          </table:table-cell>
        </table:table-row>
        <table:table-row table:style-name="ro1">
          <table:table-cell office:value-type="string" calcext:value-type="string">
            <text:p>579nm</text:p>
          </table:table-cell>
          <table:table-cell office:value-type="float" office:value="0.292769" calcext:value-type="float">
            <text:p>0.292769</text:p>
          </table:table-cell>
        </table:table-row>
        <table:table-row table:style-name="ro1">
          <table:table-cell office:value-type="string" calcext:value-type="string">
            <text:p>580nm</text:p>
          </table:table-cell>
          <table:table-cell office:value-type="float" office:value="0.28911" calcext:value-type="float">
            <text:p>0.28911</text:p>
          </table:table-cell>
        </table:table-row>
        <table:table-row table:style-name="ro1">
          <table:table-cell office:value-type="string" calcext:value-type="string">
            <text:p>581nm</text:p>
          </table:table-cell>
          <table:table-cell office:value-type="float" office:value="0.286203" calcext:value-type="float">
            <text:p>0.286203</text:p>
          </table:table-cell>
        </table:table-row>
        <table:table-row table:style-name="ro1">
          <table:table-cell office:value-type="string" calcext:value-type="string">
            <text:p>582nm</text:p>
          </table:table-cell>
          <table:table-cell office:value-type="float" office:value="0.284134" calcext:value-type="float">
            <text:p>0.284134</text:p>
          </table:table-cell>
        </table:table-row>
        <table:table-row table:style-name="ro1">
          <table:table-cell office:value-type="string" calcext:value-type="string">
            <text:p>583nm</text:p>
          </table:table-cell>
          <table:table-cell office:value-type="float" office:value="0.282268" calcext:value-type="float">
            <text:p>0.282268</text:p>
          </table:table-cell>
        </table:table-row>
        <table:table-row table:style-name="ro1">
          <table:table-cell office:value-type="string" calcext:value-type="string">
            <text:p>584nm</text:p>
          </table:table-cell>
          <table:table-cell office:value-type="float" office:value="0.281613" calcext:value-type="float">
            <text:p>0.281613</text:p>
          </table:table-cell>
        </table:table-row>
        <table:table-row table:style-name="ro1">
          <table:table-cell office:value-type="string" calcext:value-type="string">
            <text:p>585nm</text:p>
          </table:table-cell>
          <table:table-cell office:value-type="float" office:value="0.282654" calcext:value-type="float">
            <text:p>0.282654</text:p>
          </table:table-cell>
        </table:table-row>
        <table:table-row table:style-name="ro1">
          <table:table-cell office:value-type="string" calcext:value-type="string">
            <text:p>586nm</text:p>
          </table:table-cell>
          <table:table-cell office:value-type="float" office:value="0.285346" calcext:value-type="float">
            <text:p>0.285346</text:p>
          </table:table-cell>
        </table:table-row>
        <table:table-row table:style-name="ro1">
          <table:table-cell office:value-type="string" calcext:value-type="string">
            <text:p>587nm</text:p>
          </table:table-cell>
          <table:table-cell office:value-type="float" office:value="0.288656" calcext:value-type="float">
            <text:p>0.288656</text:p>
          </table:table-cell>
        </table:table-row>
        <table:table-row table:style-name="ro1">
          <table:table-cell office:value-type="string" calcext:value-type="string">
            <text:p>588nm</text:p>
          </table:table-cell>
          <table:table-cell office:value-type="float" office:value="0.292098" calcext:value-type="float">
            <text:p>0.292098</text:p>
          </table:table-cell>
        </table:table-row>
        <table:table-row table:style-name="ro1">
          <table:table-cell office:value-type="string" calcext:value-type="string">
            <text:p>589nm</text:p>
          </table:table-cell>
          <table:table-cell office:value-type="float" office:value="0.296983" calcext:value-type="float">
            <text:p>0.296983</text:p>
          </table:table-cell>
        </table:table-row>
        <table:table-row table:style-name="ro1">
          <table:table-cell office:value-type="string" calcext:value-type="string">
            <text:p>590nm</text:p>
          </table:table-cell>
          <table:table-cell office:value-type="float" office:value="0.303336" calcext:value-type="float">
            <text:p>0.303336</text:p>
          </table:table-cell>
        </table:table-row>
        <table:table-row table:style-name="ro1">
          <table:table-cell office:value-type="string" calcext:value-type="string">
            <text:p>591nm</text:p>
          </table:table-cell>
          <table:table-cell office:value-type="float" office:value="0.310865" calcext:value-type="float">
            <text:p>0.310865</text:p>
          </table:table-cell>
        </table:table-row>
        <table:table-row table:style-name="ro1">
          <table:table-cell office:value-type="string" calcext:value-type="string">
            <text:p>592nm</text:p>
          </table:table-cell>
          <table:table-cell office:value-type="float" office:value="0.318258" calcext:value-type="float">
            <text:p>0.318258</text:p>
          </table:table-cell>
        </table:table-row>
        <table:table-row table:style-name="ro1">
          <table:table-cell office:value-type="string" calcext:value-type="string">
            <text:p>593nm</text:p>
          </table:table-cell>
          <table:table-cell office:value-type="float" office:value="0.325634" calcext:value-type="float">
            <text:p>0.325634</text:p>
          </table:table-cell>
        </table:table-row>
        <table:table-row table:style-name="ro1">
          <table:table-cell office:value-type="string" calcext:value-type="string">
            <text:p>594nm</text:p>
          </table:table-cell>
          <table:table-cell office:value-type="float" office:value="0.333175" calcext:value-type="float">
            <text:p>0.333175</text:p>
          </table:table-cell>
        </table:table-row>
        <table:table-row table:style-name="ro1">
          <table:table-cell office:value-type="string" calcext:value-type="string">
            <text:p>595nm</text:p>
          </table:table-cell>
          <table:table-cell office:value-type="float" office:value="0.340696" calcext:value-type="float">
            <text:p>0.340696</text:p>
          </table:table-cell>
        </table:table-row>
        <table:table-row table:style-name="ro1">
          <table:table-cell office:value-type="string" calcext:value-type="string">
            <text:p>596nm</text:p>
          </table:table-cell>
          <table:table-cell office:value-type="float" office:value="0.347813" calcext:value-type="float">
            <text:p>0.347813</text:p>
          </table:table-cell>
        </table:table-row>
        <table:table-row table:style-name="ro1">
          <table:table-cell office:value-type="string" calcext:value-type="string">
            <text:p>597nm</text:p>
          </table:table-cell>
          <table:table-cell office:value-type="float" office:value="0.35428" calcext:value-type="float">
            <text:p>0.35428</text:p>
          </table:table-cell>
        </table:table-row>
        <table:table-row table:style-name="ro1">
          <table:table-cell office:value-type="string" calcext:value-type="string">
            <text:p>598nm</text:p>
          </table:table-cell>
          <table:table-cell office:value-type="float" office:value="0.359618" calcext:value-type="float">
            <text:p>0.359618</text:p>
          </table:table-cell>
        </table:table-row>
        <table:table-row table:style-name="ro1">
          <table:table-cell office:value-type="string" calcext:value-type="string">
            <text:p>599nm</text:p>
          </table:table-cell>
          <table:table-cell office:value-type="float" office:value="0.364096" calcext:value-type="float">
            <text:p>0.364096</text:p>
          </table:table-cell>
        </table:table-row>
        <table:table-row table:style-name="ro1">
          <table:table-cell office:value-type="string" calcext:value-type="string">
            <text:p>600nm</text:p>
          </table:table-cell>
          <table:table-cell office:value-type="float" office:value="0.367792" calcext:value-type="float">
            <text:p>0.367792</text:p>
          </table:table-cell>
        </table:table-row>
        <table:table-row table:style-name="ro1">
          <table:table-cell office:value-type="string" calcext:value-type="string">
            <text:p>601nm</text:p>
          </table:table-cell>
          <table:table-cell office:value-type="float" office:value="0.371387" calcext:value-type="float">
            <text:p>0.371387</text:p>
          </table:table-cell>
        </table:table-row>
        <table:table-row table:style-name="ro1">
          <table:table-cell office:value-type="string" calcext:value-type="string">
            <text:p>602nm</text:p>
          </table:table-cell>
          <table:table-cell office:value-type="float" office:value="0.374076" calcext:value-type="float">
            <text:p>0.374076</text:p>
          </table:table-cell>
        </table:table-row>
        <table:table-row table:style-name="ro1">
          <table:table-cell office:value-type="string" calcext:value-type="string">
            <text:p>603nm</text:p>
          </table:table-cell>
          <table:table-cell office:value-type="float" office:value="0.37575" calcext:value-type="float">
            <text:p>0.37575</text:p>
          </table:table-cell>
        </table:table-row>
        <table:table-row table:style-name="ro1">
          <table:table-cell office:value-type="string" calcext:value-type="string">
            <text:p>604nm</text:p>
          </table:table-cell>
          <table:table-cell office:value-type="float" office:value="0.376616" calcext:value-type="float">
            <text:p>0.376616</text:p>
          </table:table-cell>
        </table:table-row>
        <table:table-row table:style-name="ro1">
          <table:table-cell office:value-type="string" calcext:value-type="string">
            <text:p>605nm</text:p>
          </table:table-cell>
          <table:table-cell office:value-type="float" office:value="0.377619" calcext:value-type="float">
            <text:p>0.377619</text:p>
          </table:table-cell>
        </table:table-row>
        <table:table-row table:style-name="ro1">
          <table:table-cell office:value-type="string" calcext:value-type="string">
            <text:p>606nm</text:p>
          </table:table-cell>
          <table:table-cell office:value-type="float" office:value="0.378768" calcext:value-type="float">
            <text:p>0.378768</text:p>
          </table:table-cell>
        </table:table-row>
        <table:table-row table:style-name="ro1">
          <table:table-cell office:value-type="string" calcext:value-type="string">
            <text:p>607nm</text:p>
          </table:table-cell>
          <table:table-cell office:value-type="float" office:value="0.379559" calcext:value-type="float">
            <text:p>0.379559</text:p>
          </table:table-cell>
        </table:table-row>
        <table:table-row table:style-name="ro1">
          <table:table-cell office:value-type="string" calcext:value-type="string">
            <text:p>608nm</text:p>
          </table:table-cell>
          <table:table-cell office:value-type="float" office:value="0.379819" calcext:value-type="float">
            <text:p>0.379819</text:p>
          </table:table-cell>
        </table:table-row>
        <table:table-row table:style-name="ro1">
          <table:table-cell office:value-type="string" calcext:value-type="string">
            <text:p>609nm</text:p>
          </table:table-cell>
          <table:table-cell office:value-type="float" office:value="0.379633" calcext:value-type="float">
            <text:p>0.379633</text:p>
          </table:table-cell>
        </table:table-row>
        <table:table-row table:style-name="ro1">
          <table:table-cell office:value-type="string" calcext:value-type="string">
            <text:p>610nm</text:p>
          </table:table-cell>
          <table:table-cell office:value-type="float" office:value="0.379304" calcext:value-type="float">
            <text:p>0.379304</text:p>
          </table:table-cell>
        </table:table-row>
        <table:table-row table:style-name="ro1">
          <table:table-cell office:value-type="string" calcext:value-type="string">
            <text:p>611nm</text:p>
          </table:table-cell>
          <table:table-cell office:value-type="float" office:value="0.378933" calcext:value-type="float">
            <text:p>0.378933</text:p>
          </table:table-cell>
        </table:table-row>
        <table:table-row table:style-name="ro1">
          <table:table-cell office:value-type="string" calcext:value-type="string">
            <text:p>612nm</text:p>
          </table:table-cell>
          <table:table-cell office:value-type="float" office:value="0.378632" calcext:value-type="float">
            <text:p>0.378632</text:p>
          </table:table-cell>
        </table:table-row>
        <table:table-row table:style-name="ro1">
          <table:table-cell office:value-type="string" calcext:value-type="string">
            <text:p>613nm</text:p>
          </table:table-cell>
          <table:table-cell office:value-type="float" office:value="0.378179" calcext:value-type="float">
            <text:p>0.378179</text:p>
          </table:table-cell>
        </table:table-row>
        <table:table-row table:style-name="ro1">
          <table:table-cell office:value-type="string" calcext:value-type="string">
            <text:p>614nm</text:p>
          </table:table-cell>
          <table:table-cell office:value-type="float" office:value="0.377467" calcext:value-type="float">
            <text:p>0.377467</text:p>
          </table:table-cell>
        </table:table-row>
        <table:table-row table:style-name="ro1">
          <table:table-cell office:value-type="string" calcext:value-type="string">
            <text:p>615nm</text:p>
          </table:table-cell>
          <table:table-cell office:value-type="float" office:value="0.375648" calcext:value-type="float">
            <text:p>0.375648</text:p>
          </table:table-cell>
        </table:table-row>
        <table:table-row table:style-name="ro1">
          <table:table-cell office:value-type="string" calcext:value-type="string">
            <text:p>616nm</text:p>
          </table:table-cell>
          <table:table-cell office:value-type="float" office:value="0.372551" calcext:value-type="float">
            <text:p>0.372551</text:p>
          </table:table-cell>
        </table:table-row>
        <table:table-row table:style-name="ro1">
          <table:table-cell office:value-type="string" calcext:value-type="string">
            <text:p>617nm</text:p>
          </table:table-cell>
          <table:table-cell office:value-type="float" office:value="0.368741" calcext:value-type="float">
            <text:p>0.368741</text:p>
          </table:table-cell>
        </table:table-row>
        <table:table-row table:style-name="ro1">
          <table:table-cell office:value-type="string" calcext:value-type="string">
            <text:p>618nm</text:p>
          </table:table-cell>
          <table:table-cell office:value-type="float" office:value="0.365555" calcext:value-type="float">
            <text:p>0.365555</text:p>
          </table:table-cell>
        </table:table-row>
        <table:table-row table:style-name="ro1">
          <table:table-cell office:value-type="string" calcext:value-type="string">
            <text:p>619nm</text:p>
          </table:table-cell>
          <table:table-cell office:value-type="float" office:value="0.363156" calcext:value-type="float">
            <text:p>0.363156</text:p>
          </table:table-cell>
        </table:table-row>
        <table:table-row table:style-name="ro1">
          <table:table-cell office:value-type="string" calcext:value-type="string">
            <text:p>620nm</text:p>
          </table:table-cell>
          <table:table-cell office:value-type="float" office:value="0.360606" calcext:value-type="float">
            <text:p>0.360606</text:p>
          </table:table-cell>
        </table:table-row>
        <table:table-row table:style-name="ro1">
          <table:table-cell office:value-type="string" calcext:value-type="string">
            <text:p>621nm</text:p>
          </table:table-cell>
          <table:table-cell office:value-type="float" office:value="0.35726" calcext:value-type="float">
            <text:p>0.35726</text:p>
          </table:table-cell>
        </table:table-row>
        <table:table-row table:style-name="ro1">
          <table:table-cell office:value-type="string" calcext:value-type="string">
            <text:p>622nm</text:p>
          </table:table-cell>
          <table:table-cell office:value-type="float" office:value="0.352772" calcext:value-type="float">
            <text:p>0.352772</text:p>
          </table:table-cell>
        </table:table-row>
        <table:table-row table:style-name="ro1">
          <table:table-cell office:value-type="string" calcext:value-type="string">
            <text:p>623nm</text:p>
          </table:table-cell>
          <table:table-cell office:value-type="float" office:value="0.347615" calcext:value-type="float">
            <text:p>0.347615</text:p>
          </table:table-cell>
        </table:table-row>
        <table:table-row table:style-name="ro1">
          <table:table-cell office:value-type="string" calcext:value-type="string">
            <text:p>624nm</text:p>
          </table:table-cell>
          <table:table-cell office:value-type="float" office:value="0.342882" calcext:value-type="float">
            <text:p>0.342882</text:p>
          </table:table-cell>
        </table:table-row>
        <table:table-row table:style-name="ro1">
          <table:table-cell office:value-type="string" calcext:value-type="string">
            <text:p>625nm</text:p>
          </table:table-cell>
          <table:table-cell office:value-type="float" office:value="0.339154" calcext:value-type="float">
            <text:p>0.339154</text:p>
          </table:table-cell>
        </table:table-row>
        <table:table-row table:style-name="ro1">
          <table:table-cell office:value-type="string" calcext:value-type="string">
            <text:p>626nm</text:p>
          </table:table-cell>
          <table:table-cell office:value-type="float" office:value="0.335803" calcext:value-type="float">
            <text:p>0.335803</text:p>
          </table:table-cell>
        </table:table-row>
        <table:table-row table:style-name="ro1">
          <table:table-cell office:value-type="string" calcext:value-type="string">
            <text:p>627nm</text:p>
          </table:table-cell>
          <table:table-cell office:value-type="float" office:value="0.331838" calcext:value-type="float">
            <text:p>0.331838</text:p>
          </table:table-cell>
        </table:table-row>
        <table:table-row table:style-name="ro1">
          <table:table-cell office:value-type="string" calcext:value-type="string">
            <text:p>628nm</text:p>
          </table:table-cell>
          <table:table-cell office:value-type="float" office:value="0.327126" calcext:value-type="float">
            <text:p>0.327126</text:p>
          </table:table-cell>
        </table:table-row>
        <table:table-row table:style-name="ro1">
          <table:table-cell office:value-type="string" calcext:value-type="string">
            <text:p>629nm</text:p>
          </table:table-cell>
          <table:table-cell office:value-type="float" office:value="0.322195" calcext:value-type="float">
            <text:p>0.322195</text:p>
          </table:table-cell>
        </table:table-row>
        <table:table-row table:style-name="ro1">
          <table:table-cell office:value-type="string" calcext:value-type="string">
            <text:p>630nm</text:p>
          </table:table-cell>
          <table:table-cell office:value-type="float" office:value="0.317302" calcext:value-type="float">
            <text:p>0.317302</text:p>
          </table:table-cell>
        </table:table-row>
        <table:table-row table:style-name="ro1">
          <table:table-cell office:value-type="string" calcext:value-type="string">
            <text:p>631nm</text:p>
          </table:table-cell>
          <table:table-cell office:value-type="float" office:value="0.312688" calcext:value-type="float">
            <text:p>0.312688</text:p>
          </table:table-cell>
        </table:table-row>
        <table:table-row table:style-name="ro1">
          <table:table-cell office:value-type="string" calcext:value-type="string">
            <text:p>632nm</text:p>
          </table:table-cell>
          <table:table-cell office:value-type="float" office:value="0.308026" calcext:value-type="float">
            <text:p>0.308026</text:p>
          </table:table-cell>
        </table:table-row>
        <table:table-row table:style-name="ro1">
          <table:table-cell office:value-type="string" calcext:value-type="string">
            <text:p>633nm</text:p>
          </table:table-cell>
          <table:table-cell office:value-type="float" office:value="0.302799" calcext:value-type="float">
            <text:p>0.302799</text:p>
          </table:table-cell>
        </table:table-row>
        <table:table-row table:style-name="ro1">
          <table:table-cell office:value-type="string" calcext:value-type="string">
            <text:p>634nm</text:p>
          </table:table-cell>
          <table:table-cell office:value-type="float" office:value="0.296954" calcext:value-type="float">
            <text:p>0.296954</text:p>
          </table:table-cell>
        </table:table-row>
        <table:table-row table:style-name="ro1">
          <table:table-cell office:value-type="string" calcext:value-type="string">
            <text:p>635nm</text:p>
          </table:table-cell>
          <table:table-cell office:value-type="float" office:value="0.290926" calcext:value-type="float">
            <text:p>0.290926</text:p>
          </table:table-cell>
        </table:table-row>
        <table:table-row table:style-name="ro1">
          <table:table-cell office:value-type="string" calcext:value-type="string">
            <text:p>636nm</text:p>
          </table:table-cell>
          <table:table-cell office:value-type="float" office:value="0.285058" calcext:value-type="float">
            <text:p>0.285058</text:p>
          </table:table-cell>
        </table:table-row>
        <table:table-row table:style-name="ro1">
          <table:table-cell office:value-type="string" calcext:value-type="string">
            <text:p>637nm</text:p>
          </table:table-cell>
          <table:table-cell office:value-type="float" office:value="0.279366" calcext:value-type="float">
            <text:p>0.279366</text:p>
          </table:table-cell>
        </table:table-row>
        <table:table-row table:style-name="ro1">
          <table:table-cell office:value-type="string" calcext:value-type="string">
            <text:p>638nm</text:p>
          </table:table-cell>
          <table:table-cell office:value-type="float" office:value="0.273766" calcext:value-type="float">
            <text:p>0.273766</text:p>
          </table:table-cell>
        </table:table-row>
        <table:table-row table:style-name="ro1">
          <table:table-cell office:value-type="string" calcext:value-type="string">
            <text:p>639nm</text:p>
          </table:table-cell>
          <table:table-cell office:value-type="float" office:value="0.268183" calcext:value-type="float">
            <text:p>0.268183</text:p>
          </table:table-cell>
        </table:table-row>
        <table:table-row table:style-name="ro1">
          <table:table-cell office:value-type="string" calcext:value-type="string">
            <text:p>640nm</text:p>
          </table:table-cell>
          <table:table-cell office:value-type="float" office:value="0.262523" calcext:value-type="float">
            <text:p>0.262523</text:p>
          </table:table-cell>
        </table:table-row>
        <table:table-row table:style-name="ro1">
          <table:table-cell office:value-type="string" calcext:value-type="string">
            <text:p>641nm</text:p>
          </table:table-cell>
          <table:table-cell office:value-type="float" office:value="0.256587" calcext:value-type="float">
            <text:p>0.256587</text:p>
          </table:table-cell>
        </table:table-row>
        <table:table-row table:style-name="ro1">
          <table:table-cell office:value-type="string" calcext:value-type="string">
            <text:p>642nm</text:p>
          </table:table-cell>
          <table:table-cell office:value-type="float" office:value="0.250414" calcext:value-type="float">
            <text:p>0.250414</text:p>
          </table:table-cell>
        </table:table-row>
        <table:table-row table:style-name="ro1">
          <table:table-cell office:value-type="string" calcext:value-type="string">
            <text:p>643nm</text:p>
          </table:table-cell>
          <table:table-cell office:value-type="float" office:value="0.243904" calcext:value-type="float">
            <text:p>0.243904</text:p>
          </table:table-cell>
        </table:table-row>
        <table:table-row table:style-name="ro1">
          <table:table-cell office:value-type="string" calcext:value-type="string">
            <text:p>644nm</text:p>
          </table:table-cell>
          <table:table-cell office:value-type="float" office:value="0.237265" calcext:value-type="float">
            <text:p>0.237265</text:p>
          </table:table-cell>
        </table:table-row>
        <table:table-row table:style-name="ro1">
          <table:table-cell office:value-type="string" calcext:value-type="string">
            <text:p>645nm</text:p>
          </table:table-cell>
          <table:table-cell office:value-type="float" office:value="0.23118" calcext:value-type="float">
            <text:p>0.23118</text:p>
          </table:table-cell>
        </table:table-row>
        <table:table-row table:style-name="ro1">
          <table:table-cell office:value-type="string" calcext:value-type="string">
            <text:p>646nm</text:p>
          </table:table-cell>
          <table:table-cell office:value-type="float" office:value="0.22582" calcext:value-type="float">
            <text:p>0.22582</text:p>
          </table:table-cell>
        </table:table-row>
        <table:table-row table:style-name="ro1">
          <table:table-cell office:value-type="string" calcext:value-type="string">
            <text:p>647nm</text:p>
          </table:table-cell>
          <table:table-cell office:value-type="float" office:value="0.221098" calcext:value-type="float">
            <text:p>0.221098</text:p>
          </table:table-cell>
        </table:table-row>
        <table:table-row table:style-name="ro1">
          <table:table-cell office:value-type="string" calcext:value-type="string">
            <text:p>648nm</text:p>
          </table:table-cell>
          <table:table-cell office:value-type="float" office:value="0.21632" calcext:value-type="float">
            <text:p>0.21632</text:p>
          </table:table-cell>
        </table:table-row>
        <table:table-row table:style-name="ro1">
          <table:table-cell office:value-type="string" calcext:value-type="string">
            <text:p>649nm</text:p>
          </table:table-cell>
          <table:table-cell office:value-type="float" office:value="0.211544" calcext:value-type="float">
            <text:p>0.211544</text:p>
          </table:table-cell>
        </table:table-row>
        <table:table-row table:style-name="ro1">
          <table:table-cell office:value-type="string" calcext:value-type="string">
            <text:p>650nm</text:p>
          </table:table-cell>
          <table:table-cell office:value-type="float" office:value="0.206884" calcext:value-type="float">
            <text:p>0.206884</text:p>
          </table:table-cell>
        </table:table-row>
        <table:table-row table:style-name="ro1">
          <table:table-cell office:value-type="string" calcext:value-type="string">
            <text:p>651nm</text:p>
          </table:table-cell>
          <table:table-cell office:value-type="float" office:value="0.202775" calcext:value-type="float">
            <text:p>0.202775</text:p>
          </table:table-cell>
        </table:table-row>
        <table:table-row table:style-name="ro1">
          <table:table-cell office:value-type="string" calcext:value-type="string">
            <text:p>652nm</text:p>
          </table:table-cell>
          <table:table-cell office:value-type="float" office:value="0.199278" calcext:value-type="float">
            <text:p>0.199278</text:p>
          </table:table-cell>
        </table:table-row>
        <table:table-row table:style-name="ro1">
          <table:table-cell office:value-type="string" calcext:value-type="string">
            <text:p>653nm</text:p>
          </table:table-cell>
          <table:table-cell office:value-type="float" office:value="0.196303" calcext:value-type="float">
            <text:p>0.196303</text:p>
          </table:table-cell>
        </table:table-row>
        <table:table-row table:style-name="ro1">
          <table:table-cell office:value-type="string" calcext:value-type="string">
            <text:p>654nm</text:p>
          </table:table-cell>
          <table:table-cell office:value-type="float" office:value="0.193399" calcext:value-type="float">
            <text:p>0.193399</text:p>
          </table:table-cell>
        </table:table-row>
        <table:table-row table:style-name="ro1">
          <table:table-cell office:value-type="string" calcext:value-type="string">
            <text:p>655nm</text:p>
          </table:table-cell>
          <table:table-cell office:value-type="float" office:value="0.190367" calcext:value-type="float">
            <text:p>0.190367</text:p>
          </table:table-cell>
        </table:table-row>
        <table:table-row table:style-name="ro1">
          <table:table-cell office:value-type="string" calcext:value-type="string">
            <text:p>656nm</text:p>
          </table:table-cell>
          <table:table-cell office:value-type="float" office:value="0.187243" calcext:value-type="float">
            <text:p>0.187243</text:p>
          </table:table-cell>
        </table:table-row>
        <table:table-row table:style-name="ro1">
          <table:table-cell office:value-type="string" calcext:value-type="string">
            <text:p>657nm</text:p>
          </table:table-cell>
          <table:table-cell office:value-type="float" office:value="0.183971" calcext:value-type="float">
            <text:p>0.183971</text:p>
          </table:table-cell>
        </table:table-row>
        <table:table-row table:style-name="ro1">
          <table:table-cell office:value-type="string" calcext:value-type="string">
            <text:p>658nm</text:p>
          </table:table-cell>
          <table:table-cell office:value-type="float" office:value="0.180518" calcext:value-type="float">
            <text:p>0.180518</text:p>
          </table:table-cell>
        </table:table-row>
        <table:table-row table:style-name="ro1">
          <table:table-cell office:value-type="string" calcext:value-type="string">
            <text:p>659nm</text:p>
          </table:table-cell>
          <table:table-cell office:value-type="float" office:value="0.176695" calcext:value-type="float">
            <text:p>0.176695</text:p>
          </table:table-cell>
        </table:table-row>
        <table:table-row table:style-name="ro1">
          <table:table-cell office:value-type="string" calcext:value-type="string">
            <text:p>660nm</text:p>
          </table:table-cell>
          <table:table-cell office:value-type="float" office:value="0.172397" calcext:value-type="float">
            <text:p>0.172397</text:p>
          </table:table-cell>
        </table:table-row>
        <table:table-row table:style-name="ro1">
          <table:table-cell office:value-type="string" calcext:value-type="string">
            <text:p>661nm</text:p>
          </table:table-cell>
          <table:table-cell office:value-type="float" office:value="0.167981" calcext:value-type="float">
            <text:p>0.167981</text:p>
          </table:table-cell>
        </table:table-row>
        <table:table-row table:style-name="ro1">
          <table:table-cell office:value-type="string" calcext:value-type="string">
            <text:p>662nm</text:p>
          </table:table-cell>
          <table:table-cell office:value-type="float" office:value="0.163965" calcext:value-type="float">
            <text:p>0.163965</text:p>
          </table:table-cell>
        </table:table-row>
        <table:table-row table:style-name="ro1">
          <table:table-cell office:value-type="string" calcext:value-type="string">
            <text:p>663nm</text:p>
          </table:table-cell>
          <table:table-cell office:value-type="float" office:value="0.160229" calcext:value-type="float">
            <text:p>0.160229</text:p>
          </table:table-cell>
        </table:table-row>
        <table:table-row table:style-name="ro1">
          <table:table-cell office:value-type="string" calcext:value-type="string">
            <text:p>664nm</text:p>
          </table:table-cell>
          <table:table-cell office:value-type="float" office:value="0.15611" calcext:value-type="float">
            <text:p>0.15611</text:p>
          </table:table-cell>
        </table:table-row>
        <table:table-row table:style-name="ro1">
          <table:table-cell office:value-type="string" calcext:value-type="string">
            <text:p>665nm</text:p>
          </table:table-cell>
          <table:table-cell office:value-type="float" office:value="0.151841" calcext:value-type="float">
            <text:p>0.151841</text:p>
          </table:table-cell>
        </table:table-row>
        <table:table-row table:style-name="ro1">
          <table:table-cell office:value-type="string" calcext:value-type="string">
            <text:p>666nm</text:p>
          </table:table-cell>
          <table:table-cell office:value-type="float" office:value="0.148441" calcext:value-type="float">
            <text:p>0.148441</text:p>
          </table:table-cell>
        </table:table-row>
        <table:table-row table:style-name="ro1">
          <table:table-cell office:value-type="string" calcext:value-type="string">
            <text:p>667nm</text:p>
          </table:table-cell>
          <table:table-cell office:value-type="float" office:value="0.145966" calcext:value-type="float">
            <text:p>0.145966</text:p>
          </table:table-cell>
        </table:table-row>
        <table:table-row table:style-name="ro1">
          <table:table-cell office:value-type="string" calcext:value-type="string">
            <text:p>668nm</text:p>
          </table:table-cell>
          <table:table-cell office:value-type="float" office:value="0.143433" calcext:value-type="float">
            <text:p>0.143433</text:p>
          </table:table-cell>
        </table:table-row>
        <table:table-row table:style-name="ro1">
          <table:table-cell office:value-type="string" calcext:value-type="string">
            <text:p>669nm</text:p>
          </table:table-cell>
          <table:table-cell office:value-type="float" office:value="0.140321" calcext:value-type="float">
            <text:p>0.140321</text:p>
          </table:table-cell>
        </table:table-row>
        <table:table-row table:style-name="ro1">
          <table:table-cell office:value-type="string" calcext:value-type="string">
            <text:p>670nm</text:p>
          </table:table-cell>
          <table:table-cell office:value-type="float" office:value="0.13721" calcext:value-type="float">
            <text:p>0.13721</text:p>
          </table:table-cell>
        </table:table-row>
        <table:table-row table:style-name="ro1">
          <table:table-cell office:value-type="string" calcext:value-type="string">
            <text:p>671nm</text:p>
          </table:table-cell>
          <table:table-cell office:value-type="float" office:value="0.134478" calcext:value-type="float">
            <text:p>0.134478</text:p>
          </table:table-cell>
        </table:table-row>
        <table:table-row table:style-name="ro1">
          <table:table-cell office:value-type="string" calcext:value-type="string">
            <text:p>672nm</text:p>
          </table:table-cell>
          <table:table-cell office:value-type="float" office:value="0.131854" calcext:value-type="float">
            <text:p>0.131854</text:p>
          </table:table-cell>
        </table:table-row>
        <table:table-row table:style-name="ro1">
          <table:table-cell office:value-type="string" calcext:value-type="string">
            <text:p>673nm</text:p>
          </table:table-cell>
          <table:table-cell office:value-type="float" office:value="0.129113" calcext:value-type="float">
            <text:p>0.129113</text:p>
          </table:table-cell>
        </table:table-row>
        <table:table-row table:style-name="ro1">
          <table:table-cell office:value-type="string" calcext:value-type="string">
            <text:p>674nm</text:p>
          </table:table-cell>
          <table:table-cell office:value-type="float" office:value="0.126373" calcext:value-type="float">
            <text:p>0.126373</text:p>
          </table:table-cell>
        </table:table-row>
        <table:table-row table:style-name="ro1">
          <table:table-cell office:value-type="string" calcext:value-type="string">
            <text:p>675nm</text:p>
          </table:table-cell>
          <table:table-cell office:value-type="float" office:value="0.123575" calcext:value-type="float">
            <text:p>0.123575</text:p>
          </table:table-cell>
        </table:table-row>
        <table:table-row table:style-name="ro1">
          <table:table-cell office:value-type="string" calcext:value-type="string">
            <text:p>676nm</text:p>
          </table:table-cell>
          <table:table-cell office:value-type="float" office:value="0.120475" calcext:value-type="float">
            <text:p>0.120475</text:p>
          </table:table-cell>
        </table:table-row>
        <table:table-row table:style-name="ro1">
          <table:table-cell office:value-type="string" calcext:value-type="string">
            <text:p>677nm</text:p>
          </table:table-cell>
          <table:table-cell office:value-type="float" office:value="0.117366" calcext:value-type="float">
            <text:p>0.117366</text:p>
          </table:table-cell>
        </table:table-row>
        <table:table-row table:style-name="ro1">
          <table:table-cell office:value-type="string" calcext:value-type="string">
            <text:p>678nm</text:p>
          </table:table-cell>
          <table:table-cell office:value-type="float" office:value="0.114851" calcext:value-type="float">
            <text:p>0.114851</text:p>
          </table:table-cell>
        </table:table-row>
        <table:table-row table:style-name="ro1">
          <table:table-cell office:value-type="string" calcext:value-type="string">
            <text:p>679nm</text:p>
          </table:table-cell>
          <table:table-cell office:value-type="float" office:value="0.112882" calcext:value-type="float">
            <text:p>0.112882</text:p>
          </table:table-cell>
        </table:table-row>
        <table:table-row table:style-name="ro1">
          <table:table-cell office:value-type="string" calcext:value-type="string">
            <text:p>680nm</text:p>
          </table:table-cell>
          <table:table-cell office:value-type="float" office:value="0.110806" calcext:value-type="float">
            <text:p>0.110806</text:p>
          </table:table-cell>
        </table:table-row>
        <table:table-row table:style-name="ro1">
          <table:table-cell office:value-type="string" calcext:value-type="string">
            <text:p>681nm</text:p>
          </table:table-cell>
          <table:table-cell office:value-type="float" office:value="0.1081" calcext:value-type="float">
            <text:p>0.1081</text:p>
          </table:table-cell>
        </table:table-row>
        <table:table-row table:style-name="ro1">
          <table:table-cell office:value-type="string" calcext:value-type="string">
            <text:p>682nm</text:p>
          </table:table-cell>
          <table:table-cell office:value-type="float" office:value="0.104948" calcext:value-type="float">
            <text:p>0.104948</text:p>
          </table:table-cell>
        </table:table-row>
        <table:table-row table:style-name="ro1">
          <table:table-cell office:value-type="string" calcext:value-type="string">
            <text:p>683nm</text:p>
          </table:table-cell>
          <table:table-cell office:value-type="float" office:value="0.101848" calcext:value-type="float">
            <text:p>0.101848</text:p>
          </table:table-cell>
        </table:table-row>
        <table:table-row table:style-name="ro1">
          <table:table-cell office:value-type="string" calcext:value-type="string">
            <text:p>684nm</text:p>
          </table:table-cell>
          <table:table-cell office:value-type="float" office:value="0.099049" calcext:value-type="float">
            <text:p>0.099049</text:p>
          </table:table-cell>
        </table:table-row>
        <table:table-row table:style-name="ro1">
          <table:table-cell office:value-type="string" calcext:value-type="string">
            <text:p>685nm</text:p>
          </table:table-cell>
          <table:table-cell office:value-type="float" office:value="0.096582" calcext:value-type="float">
            <text:p>0.096582</text:p>
          </table:table-cell>
        </table:table-row>
        <table:table-row table:style-name="ro1">
          <table:table-cell office:value-type="string" calcext:value-type="string">
            <text:p>686nm</text:p>
          </table:table-cell>
          <table:table-cell office:value-type="float" office:value="0.094223" calcext:value-type="float">
            <text:p>0.094223</text:p>
          </table:table-cell>
        </table:table-row>
        <table:table-row table:style-name="ro1">
          <table:table-cell office:value-type="string" calcext:value-type="string">
            <text:p>687nm</text:p>
          </table:table-cell>
          <table:table-cell office:value-type="float" office:value="0.091729" calcext:value-type="float">
            <text:p>0.091729</text:p>
          </table:table-cell>
        </table:table-row>
        <table:table-row table:style-name="ro1">
          <table:table-cell office:value-type="string" calcext:value-type="string">
            <text:p>688nm</text:p>
          </table:table-cell>
          <table:table-cell office:value-type="float" office:value="0.089098" calcext:value-type="float">
            <text:p>0.089098</text:p>
          </table:table-cell>
        </table:table-row>
        <table:table-row table:style-name="ro1">
          <table:table-cell office:value-type="string" calcext:value-type="string">
            <text:p>689nm</text:p>
          </table:table-cell>
          <table:table-cell office:value-type="float" office:value="0.086676" calcext:value-type="float">
            <text:p>0.086676</text:p>
          </table:table-cell>
        </table:table-row>
        <table:table-row table:style-name="ro1">
          <table:table-cell office:value-type="string" calcext:value-type="string">
            <text:p>690nm</text:p>
          </table:table-cell>
          <table:table-cell office:value-type="float" office:value="0.084686" calcext:value-type="float">
            <text:p>0.084686</text:p>
          </table:table-cell>
        </table:table-row>
        <table:table-row table:style-name="ro1">
          <table:table-cell office:value-type="string" calcext:value-type="string">
            <text:p>691nm</text:p>
          </table:table-cell>
          <table:table-cell office:value-type="float" office:value="0.083041" calcext:value-type="float">
            <text:p>0.083041</text:p>
          </table:table-cell>
        </table:table-row>
        <table:table-row table:style-name="ro1">
          <table:table-cell office:value-type="string" calcext:value-type="string">
            <text:p>692nm</text:p>
          </table:table-cell>
          <table:table-cell office:value-type="float" office:value="0.081379" calcext:value-type="float">
            <text:p>0.081379</text:p>
          </table:table-cell>
        </table:table-row>
        <table:table-row table:style-name="ro1">
          <table:table-cell office:value-type="string" calcext:value-type="string">
            <text:p>693nm</text:p>
          </table:table-cell>
          <table:table-cell office:value-type="float" office:value="0.079921" calcext:value-type="float">
            <text:p>0.079921</text:p>
          </table:table-cell>
        </table:table-row>
        <table:table-row table:style-name="ro1">
          <table:table-cell office:value-type="string" calcext:value-type="string">
            <text:p>694nm</text:p>
          </table:table-cell>
          <table:table-cell office:value-type="float" office:value="0.078897" calcext:value-type="float">
            <text:p>0.078897</text:p>
          </table:table-cell>
        </table:table-row>
        <table:table-row table:style-name="ro1">
          <table:table-cell office:value-type="string" calcext:value-type="string">
            <text:p>695nm</text:p>
          </table:table-cell>
          <table:table-cell office:value-type="float" office:value="0.07741" calcext:value-type="float">
            <text:p>0.07741</text:p>
          </table:table-cell>
        </table:table-row>
        <table:table-row table:style-name="ro1">
          <table:table-cell office:value-type="string" calcext:value-type="string">
            <text:p>696nm</text:p>
          </table:table-cell>
          <table:table-cell office:value-type="float" office:value="0.074932" calcext:value-type="float">
            <text:p>0.074932</text:p>
          </table:table-cell>
        </table:table-row>
        <table:table-row table:style-name="ro1">
          <table:table-cell office:value-type="string" calcext:value-type="string">
            <text:p>697nm</text:p>
          </table:table-cell>
          <table:table-cell office:value-type="float" office:value="0.071781" calcext:value-type="float">
            <text:p>0.071781</text:p>
          </table:table-cell>
        </table:table-row>
        <table:table-row table:style-name="ro1">
          <table:table-cell office:value-type="string" calcext:value-type="string">
            <text:p>698nm</text:p>
          </table:table-cell>
          <table:table-cell office:value-type="float" office:value="0.068935" calcext:value-type="float">
            <text:p>0.068935</text:p>
          </table:table-cell>
        </table:table-row>
        <table:table-row table:style-name="ro1">
          <table:table-cell office:value-type="string" calcext:value-type="string">
            <text:p>699nm</text:p>
          </table:table-cell>
          <table:table-cell office:value-type="float" office:value="0.066772" calcext:value-type="float">
            <text:p>0.066772</text:p>
          </table:table-cell>
        </table:table-row>
        <table:table-row table:style-name="ro1">
          <table:table-cell office:value-type="string" calcext:value-type="string">
            <text:p>700nm</text:p>
          </table:table-cell>
          <table:table-cell office:value-type="float" office:value="0.064906" calcext:value-type="float">
            <text:p>0.064906</text:p>
          </table:table-cell>
        </table:table-row>
        <table:table-row table:style-name="ro1">
          <table:table-cell office:value-type="string" calcext:value-type="string">
            <text:p>701nm</text:p>
          </table:table-cell>
          <table:table-cell office:value-type="float" office:value="0.063508" calcext:value-type="float">
            <text:p>0.063508</text:p>
          </table:table-cell>
        </table:table-row>
        <table:table-row table:style-name="ro1">
          <table:table-cell office:value-type="string" calcext:value-type="string">
            <text:p>702nm</text:p>
          </table:table-cell>
          <table:table-cell office:value-type="float" office:value="0.062308" calcext:value-type="float">
            <text:p>0.062308</text:p>
          </table:table-cell>
        </table:table-row>
        <table:table-row table:style-name="ro1">
          <table:table-cell office:value-type="string" calcext:value-type="string">
            <text:p>703nm</text:p>
          </table:table-cell>
          <table:table-cell office:value-type="float" office:value="0.061166" calcext:value-type="float">
            <text:p>0.061166</text:p>
          </table:table-cell>
        </table:table-row>
        <table:table-row table:style-name="ro1">
          <table:table-cell office:value-type="string" calcext:value-type="string">
            <text:p>704nm</text:p>
          </table:table-cell>
          <table:table-cell office:value-type="float" office:value="0.059862" calcext:value-type="float">
            <text:p>0.059862</text:p>
          </table:table-cell>
        </table:table-row>
        <table:table-row table:style-name="ro1">
          <table:table-cell office:value-type="string" calcext:value-type="string">
            <text:p>705nm</text:p>
          </table:table-cell>
          <table:table-cell office:value-type="float" office:value="0.058407" calcext:value-type="float">
            <text:p>0.058407</text:p>
          </table:table-cell>
        </table:table-row>
        <table:table-row table:style-name="ro1">
          <table:table-cell office:value-type="string" calcext:value-type="string">
            <text:p>706nm</text:p>
          </table:table-cell>
          <table:table-cell office:value-type="float" office:value="0.056929" calcext:value-type="float">
            <text:p>0.056929</text:p>
          </table:table-cell>
        </table:table-row>
        <table:table-row table:style-name="ro1">
          <table:table-cell office:value-type="string" calcext:value-type="string">
            <text:p>707nm</text:p>
          </table:table-cell>
          <table:table-cell office:value-type="float" office:value="0.055464" calcext:value-type="float">
            <text:p>0.055464</text:p>
          </table:table-cell>
        </table:table-row>
        <table:table-row table:style-name="ro1">
          <table:table-cell office:value-type="string" calcext:value-type="string">
            <text:p>708nm</text:p>
          </table:table-cell>
          <table:table-cell office:value-type="float" office:value="0.053824" calcext:value-type="float">
            <text:p>0.053824</text:p>
          </table:table-cell>
        </table:table-row>
        <table:table-row table:style-name="ro1">
          <table:table-cell office:value-type="string" calcext:value-type="string">
            <text:p>709nm</text:p>
          </table:table-cell>
          <table:table-cell office:value-type="float" office:value="0.051849" calcext:value-type="float">
            <text:p>0.051849</text:p>
          </table:table-cell>
        </table:table-row>
        <table:table-row table:style-name="ro1">
          <table:table-cell office:value-type="string" calcext:value-type="string">
            <text:p>710nm</text:p>
          </table:table-cell>
          <table:table-cell office:value-type="float" office:value="0.049891" calcext:value-type="float">
            <text:p>0.049891</text:p>
          </table:table-cell>
        </table:table-row>
        <table:table-row table:style-name="ro1">
          <table:table-cell office:value-type="string" calcext:value-type="string">
            <text:p>711nm</text:p>
          </table:table-cell>
          <table:table-cell office:value-type="float" office:value="0.048304" calcext:value-type="float">
            <text:p>0.048304</text:p>
          </table:table-cell>
        </table:table-row>
        <table:table-row table:style-name="ro1">
          <table:table-cell office:value-type="string" calcext:value-type="string">
            <text:p>712nm</text:p>
          </table:table-cell>
          <table:table-cell office:value-type="float" office:value="0.047025" calcext:value-type="float">
            <text:p>0.047025</text:p>
          </table:table-cell>
        </table:table-row>
        <table:table-row table:style-name="ro1">
          <table:table-cell office:value-type="string" calcext:value-type="string">
            <text:p>713nm</text:p>
          </table:table-cell>
          <table:table-cell office:value-type="float" office:value="0.045655" calcext:value-type="float">
            <text:p>0.045655</text:p>
          </table:table-cell>
        </table:table-row>
        <table:table-row table:style-name="ro1">
          <table:table-cell office:value-type="string" calcext:value-type="string">
            <text:p>714nm</text:p>
          </table:table-cell>
          <table:table-cell office:value-type="float" office:value="0.044425" calcext:value-type="float">
            <text:p>0.044425</text:p>
          </table:table-cell>
        </table:table-row>
        <table:table-row table:style-name="ro1">
          <table:table-cell office:value-type="string" calcext:value-type="string">
            <text:p>715nm</text:p>
          </table:table-cell>
          <table:table-cell office:value-type="float" office:value="0.04344" calcext:value-type="float">
            <text:p>0.04344</text:p>
          </table:table-cell>
        </table:table-row>
        <table:table-row table:style-name="ro1">
          <table:table-cell office:value-type="string" calcext:value-type="string">
            <text:p>716nm</text:p>
          </table:table-cell>
          <table:table-cell office:value-type="float" office:value="0.042224" calcext:value-type="float">
            <text:p>0.042224</text:p>
          </table:table-cell>
        </table:table-row>
        <table:table-row table:style-name="ro1">
          <table:table-cell office:value-type="string" calcext:value-type="string">
            <text:p>717nm</text:p>
          </table:table-cell>
          <table:table-cell office:value-type="float" office:value="0.040427" calcext:value-type="float">
            <text:p>0.040427</text:p>
          </table:table-cell>
        </table:table-row>
        <table:table-row table:style-name="ro1">
          <table:table-cell office:value-type="string" calcext:value-type="string">
            <text:p>718nm</text:p>
          </table:table-cell>
          <table:table-cell office:value-type="float" office:value="0.03819" calcext:value-type="float">
            <text:p>0.03819</text:p>
          </table:table-cell>
        </table:table-row>
        <table:table-row table:style-name="ro1">
          <table:table-cell office:value-type="string" calcext:value-type="string">
            <text:p>719nm</text:p>
          </table:table-cell>
          <table:table-cell office:value-type="float" office:value="0.036096" calcext:value-type="float">
            <text:p>0.036096</text:p>
          </table:table-cell>
        </table:table-row>
        <table:table-row table:style-name="ro1">
          <table:table-cell office:value-type="string" calcext:value-type="string">
            <text:p>720nm</text:p>
          </table:table-cell>
          <table:table-cell office:value-type="float" office:value="0.034214" calcext:value-type="float">
            <text:p>0.034214</text:p>
          </table:table-cell>
        </table:table-row>
        <table:table-row table:style-name="ro1">
          <table:table-cell office:value-type="string" calcext:value-type="string">
            <text:p>721nm</text:p>
          </table:table-cell>
          <table:table-cell office:value-type="float" office:value="0.03264" calcext:value-type="float">
            <text:p>0.03264</text:p>
          </table:table-cell>
        </table:table-row>
        <table:table-row table:style-name="ro1">
          <table:table-cell office:value-type="string" calcext:value-type="string">
            <text:p>722nm</text:p>
          </table:table-cell>
          <table:table-cell office:value-type="float" office:value="0.031363" calcext:value-type="float">
            <text:p>0.031363</text:p>
          </table:table-cell>
        </table:table-row>
        <table:table-row table:style-name="ro1">
          <table:table-cell office:value-type="string" calcext:value-type="string">
            <text:p>723nm</text:p>
          </table:table-cell>
          <table:table-cell office:value-type="float" office:value="0.030451" calcext:value-type="float">
            <text:p>0.030451</text:p>
          </table:table-cell>
        </table:table-row>
        <table:table-row table:style-name="ro1">
          <table:table-cell office:value-type="string" calcext:value-type="string">
            <text:p>724nm</text:p>
          </table:table-cell>
          <table:table-cell office:value-type="float" office:value="0.029801" calcext:value-type="float">
            <text:p>0.029801</text:p>
          </table:table-cell>
        </table:table-row>
        <table:table-row table:style-name="ro1">
          <table:table-cell office:value-type="string" calcext:value-type="string">
            <text:p>725nm</text:p>
          </table:table-cell>
          <table:table-cell office:value-type="float" office:value="0.029514" calcext:value-type="float">
            <text:p>0.029514</text:p>
          </table:table-cell>
        </table:table-row>
        <table:table-row table:style-name="ro1">
          <table:table-cell office:value-type="string" calcext:value-type="string">
            <text:p>726nm</text:p>
          </table:table-cell>
          <table:table-cell office:value-type="float" office:value="0.029166" calcext:value-type="float">
            <text:p>0.029166</text:p>
          </table:table-cell>
        </table:table-row>
        <table:table-row table:style-name="ro1">
          <table:table-cell office:value-type="string" calcext:value-type="string">
            <text:p>727nm</text:p>
          </table:table-cell>
          <table:table-cell office:value-type="float" office:value="0.027707" calcext:value-type="float">
            <text:p>0.027707</text:p>
          </table:table-cell>
        </table:table-row>
        <table:table-row table:style-name="ro1">
          <table:table-cell office:value-type="string" calcext:value-type="string">
            <text:p>728nm</text:p>
          </table:table-cell>
          <table:table-cell office:value-type="float" office:value="0.025472" calcext:value-type="float">
            <text:p>0.025472</text:p>
          </table:table-cell>
        </table:table-row>
        <table:table-row table:style-name="ro1">
          <table:table-cell office:value-type="string" calcext:value-type="string">
            <text:p>729nm</text:p>
          </table:table-cell>
          <table:table-cell office:value-type="float" office:value="0.023473" calcext:value-type="float">
            <text:p>0.023473</text:p>
          </table:table-cell>
        </table:table-row>
        <table:table-row table:style-name="ro1">
          <table:table-cell office:value-type="string" calcext:value-type="string">
            <text:p>730nm</text:p>
          </table:table-cell>
          <table:table-cell office:value-type="float" office:value="0.02296" calcext:value-type="float">
            <text:p>0.02296</text:p>
          </table:table-cell>
        </table:table-row>
        <table:table-row table:style-name="ro1">
          <table:table-cell office:value-type="string" calcext:value-type="string">
            <text:p>731nm</text:p>
          </table:table-cell>
          <table:table-cell office:value-type="float" office:value="0.02358" calcext:value-type="float">
            <text:p>0.02358</text:p>
          </table:table-cell>
        </table:table-row>
        <table:table-row table:style-name="ro1">
          <table:table-cell office:value-type="string" calcext:value-type="string">
            <text:p>732nm</text:p>
          </table:table-cell>
          <table:table-cell office:value-type="float" office:value="0.024303" calcext:value-type="float">
            <text:p>0.024303</text:p>
          </table:table-cell>
        </table:table-row>
        <table:table-row table:style-name="ro1">
          <table:table-cell office:value-type="string" calcext:value-type="string">
            <text:p>733nm</text:p>
          </table:table-cell>
          <table:table-cell office:value-type="float" office:value="0.024837" calcext:value-type="float">
            <text:p>0.024837</text:p>
          </table:table-cell>
        </table:table-row>
        <table:table-row table:style-name="ro1">
          <table:table-cell office:value-type="string" calcext:value-type="string">
            <text:p>734nm</text:p>
          </table:table-cell>
          <table:table-cell office:value-type="float" office:value="0.025183" calcext:value-type="float">
            <text:p>0.025183</text:p>
          </table:table-cell>
        </table:table-row>
        <table:table-row table:style-name="ro1">
          <table:table-cell office:value-type="string" calcext:value-type="string">
            <text:p>735nm</text:p>
          </table:table-cell>
          <table:table-cell office:value-type="float" office:value="0.025211" calcext:value-type="float">
            <text:p>0.025211</text:p>
          </table:table-cell>
        </table:table-row>
        <table:table-row table:style-name="ro1">
          <table:table-cell office:value-type="string" calcext:value-type="string">
            <text:p>736nm</text:p>
          </table:table-cell>
          <table:table-cell office:value-type="float" office:value="0.023759" calcext:value-type="float">
            <text:p>0.023759</text:p>
          </table:table-cell>
        </table:table-row>
        <table:table-row table:style-name="ro1">
          <table:table-cell office:value-type="string" calcext:value-type="string">
            <text:p>737nm</text:p>
          </table:table-cell>
          <table:table-cell office:value-type="float" office:value="0.021503" calcext:value-type="float">
            <text:p>0.021503</text:p>
          </table:table-cell>
        </table:table-row>
        <table:table-row table:style-name="ro1">
          <table:table-cell office:value-type="string" calcext:value-type="string">
            <text:p>738nm</text:p>
          </table:table-cell>
          <table:table-cell office:value-type="float" office:value="0.019752" calcext:value-type="float">
            <text:p>0.019752</text:p>
          </table:table-cell>
        </table:table-row>
        <table:table-row table:style-name="ro1">
          <table:table-cell office:value-type="string" calcext:value-type="string">
            <text:p>739nm</text:p>
          </table:table-cell>
          <table:table-cell office:value-type="float" office:value="0.019574" calcext:value-type="float">
            <text:p>0.019574</text:p>
          </table:table-cell>
        </table:table-row>
        <table:table-row table:style-name="ro1">
          <table:table-cell office:value-type="string" calcext:value-type="string">
            <text:p>740nm</text:p>
          </table:table-cell>
          <table:table-cell office:value-type="float" office:value="0.020079" calcext:value-type="float">
            <text:p>0.020079</text:p>
          </table:table-cell>
        </table:table-row>
        <table:table-row table:style-name="ro1">
          <table:table-cell office:value-type="string" calcext:value-type="string">
            <text:p>741nm</text:p>
          </table:table-cell>
          <table:table-cell office:value-type="float" office:value="0.020338" calcext:value-type="float">
            <text:p>0.020338</text:p>
          </table:table-cell>
        </table:table-row>
        <table:table-row table:style-name="ro1">
          <table:table-cell office:value-type="string" calcext:value-type="string">
            <text:p>742nm</text:p>
          </table:table-cell>
          <table:table-cell office:value-type="float" office:value="0.020363" calcext:value-type="float">
            <text:p>0.020363</text:p>
          </table:table-cell>
        </table:table-row>
        <table:table-row table:style-name="ro1">
          <table:table-cell office:value-type="string" calcext:value-type="string">
            <text:p>743nm</text:p>
          </table:table-cell>
          <table:table-cell office:value-type="float" office:value="0.019667" calcext:value-type="float">
            <text:p>0.019667</text:p>
          </table:table-cell>
        </table:table-row>
        <table:table-row table:style-name="ro1">
          <table:table-cell office:value-type="string" calcext:value-type="string">
            <text:p>744nm</text:p>
          </table:table-cell>
          <table:table-cell office:value-type="float" office:value="0.018442" calcext:value-type="float">
            <text:p>0.018442</text:p>
          </table:table-cell>
        </table:table-row>
        <table:table-row table:style-name="ro1">
          <table:table-cell office:value-type="string" calcext:value-type="string">
            <text:p>745nm</text:p>
          </table:table-cell>
          <table:table-cell office:value-type="float" office:value="0.017012" calcext:value-type="float">
            <text:p>0.017012</text:p>
          </table:table-cell>
        </table:table-row>
        <table:table-row table:style-name="ro1">
          <table:table-cell office:value-type="string" calcext:value-type="string">
            <text:p>746nm</text:p>
          </table:table-cell>
          <table:table-cell office:value-type="float" office:value="0.015956" calcext:value-type="float">
            <text:p>0.015956</text:p>
          </table:table-cell>
        </table:table-row>
        <table:table-row table:style-name="ro1">
          <table:table-cell office:value-type="string" calcext:value-type="string">
            <text:p>747nm</text:p>
          </table:table-cell>
          <table:table-cell office:value-type="float" office:value="0.015128" calcext:value-type="float">
            <text:p>0.015128</text:p>
          </table:table-cell>
        </table:table-row>
        <table:table-row table:style-name="ro1">
          <table:table-cell office:value-type="string" calcext:value-type="string">
            <text:p>748nm</text:p>
          </table:table-cell>
          <table:table-cell office:value-type="float" office:value="0.01507" calcext:value-type="float">
            <text:p>0.01507</text:p>
          </table:table-cell>
        </table:table-row>
        <table:table-row table:style-name="ro1">
          <table:table-cell office:value-type="string" calcext:value-type="string">
            <text:p>749nm</text:p>
          </table:table-cell>
          <table:table-cell office:value-type="float" office:value="0.015551" calcext:value-type="float">
            <text:p>0.015551</text:p>
          </table:table-cell>
        </table:table-row>
        <table:table-row table:style-name="ro1">
          <table:table-cell office:value-type="string" calcext:value-type="string">
            <text:p>750nm</text:p>
          </table:table-cell>
          <table:table-cell office:value-type="float" office:value="0.015959" calcext:value-type="float">
            <text:p>0.015959</text:p>
          </table:table-cell>
        </table:table-row>
        <table:table-row table:style-name="ro1">
          <table:table-cell office:value-type="string" calcext:value-type="string">
            <text:p>751nm</text:p>
          </table:table-cell>
          <table:table-cell office:value-type="float" office:value="0.015353" calcext:value-type="float">
            <text:p>0.015353</text:p>
          </table:table-cell>
        </table:table-row>
        <table:table-row table:style-name="ro1">
          <table:table-cell office:value-type="string" calcext:value-type="string">
            <text:p>752nm</text:p>
          </table:table-cell>
          <table:table-cell office:value-type="float" office:value="0.013742" calcext:value-type="float">
            <text:p>0.013742</text:p>
          </table:table-cell>
        </table:table-row>
        <table:table-row table:style-name="ro1">
          <table:table-cell office:value-type="string" calcext:value-type="string">
            <text:p>753nm</text:p>
          </table:table-cell>
          <table:table-cell office:value-type="float" office:value="0.012226" calcext:value-type="float">
            <text:p>0.012226</text:p>
          </table:table-cell>
        </table:table-row>
        <table:table-row table:style-name="ro1">
          <table:table-cell office:value-type="string" calcext:value-type="string">
            <text:p>754nm</text:p>
          </table:table-cell>
          <table:table-cell office:value-type="float" office:value="0.01122" calcext:value-type="float">
            <text:p>0.01122</text:p>
          </table:table-cell>
        </table:table-row>
        <table:table-row table:style-name="ro1">
          <table:table-cell office:value-type="string" calcext:value-type="string">
            <text:p>755nm</text:p>
          </table:table-cell>
          <table:table-cell office:value-type="float" office:value="0.011594" calcext:value-type="float">
            <text:p>0.011594</text:p>
          </table:table-cell>
        </table:table-row>
        <table:table-row table:style-name="ro1">
          <table:table-cell office:value-type="string" calcext:value-type="string">
            <text:p>756nm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757nm</text:p>
          </table:table-cell>
          <table:table-cell office:value-type="float" office:value="0.01369" calcext:value-type="float">
            <text:p>0.01369</text:p>
          </table:table-cell>
        </table:table-row>
        <table:table-row table:style-name="ro1">
          <table:table-cell office:value-type="string" calcext:value-type="string">
            <text:p>758nm</text:p>
          </table:table-cell>
          <table:table-cell office:value-type="float" office:value="0.01317" calcext:value-type="float">
            <text:p>0.01317</text:p>
          </table:table-cell>
        </table:table-row>
        <table:table-row table:style-name="ro1">
          <table:table-cell office:value-type="string" calcext:value-type="string">
            <text:p>759nm</text:p>
          </table:table-cell>
          <table:table-cell office:value-type="float" office:value="0.010964" calcext:value-type="float">
            <text:p>0.010964</text:p>
          </table:table-cell>
        </table:table-row>
        <table:table-row table:style-name="ro1">
          <table:table-cell office:value-type="string" calcext:value-type="string">
            <text:p>760nm</text:p>
          </table:table-cell>
          <table:table-cell office:value-type="float" office:value="0.009619" calcext:value-type="float">
            <text:p>0.009619</text:p>
          </table:table-cell>
        </table:table-row>
        <table:table-row table:style-name="ro1">
          <table:table-cell office:value-type="string" calcext:value-type="string">
            <text:p>761nm</text:p>
          </table:table-cell>
          <table:table-cell office:value-type="float" office:value="0.009854" calcext:value-type="float">
            <text:p>0.009854</text:p>
          </table:table-cell>
        </table:table-row>
        <table:table-row table:style-name="ro1">
          <table:table-cell office:value-type="string" calcext:value-type="string">
            <text:p>762nm</text:p>
          </table:table-cell>
          <table:table-cell office:value-type="float" office:value="0.01145" calcext:value-type="float">
            <text:p>0.01145</text:p>
          </table:table-cell>
        </table:table-row>
        <table:table-row table:style-name="ro1">
          <table:table-cell office:value-type="string" calcext:value-type="string">
            <text:p>763nm</text:p>
          </table:table-cell>
          <table:table-cell office:value-type="float" office:value="0.011575" calcext:value-type="float">
            <text:p>0.011575</text:p>
          </table:table-cell>
        </table:table-row>
        <table:table-row table:style-name="ro1">
          <table:table-cell office:value-type="string" calcext:value-type="string">
            <text:p>764nm</text:p>
          </table:table-cell>
          <table:table-cell office:value-type="float" office:value="0.010209" calcext:value-type="float">
            <text:p>0.010209</text:p>
          </table:table-cell>
        </table:table-row>
        <table:table-row table:style-name="ro1">
          <table:table-cell office:value-type="string" calcext:value-type="string">
            <text:p>765nm</text:p>
          </table:table-cell>
          <table:table-cell office:value-type="float" office:value="0.009031" calcext:value-type="float">
            <text:p>0.009031</text:p>
          </table:table-cell>
        </table:table-row>
        <table:table-row table:style-name="ro1">
          <table:table-cell office:value-type="string" calcext:value-type="string">
            <text:p>766nm</text:p>
          </table:table-cell>
          <table:table-cell office:value-type="float" office:value="0.008772" calcext:value-type="float">
            <text:p>0.008772</text:p>
          </table:table-cell>
        </table:table-row>
        <table:table-row table:style-name="ro1">
          <table:table-cell office:value-type="string" calcext:value-type="string">
            <text:p>767nm</text:p>
          </table:table-cell>
          <table:table-cell office:value-type="float" office:value="0.009928" calcext:value-type="float">
            <text:p>0.009928</text:p>
          </table:table-cell>
        </table:table-row>
        <table:table-row table:style-name="ro1">
          <table:table-cell office:value-type="string" calcext:value-type="string">
            <text:p>768nm</text:p>
          </table:table-cell>
          <table:table-cell office:value-type="float" office:value="0.010617" calcext:value-type="float">
            <text:p>0.010617</text:p>
          </table:table-cell>
        </table:table-row>
        <table:table-row table:style-name="ro1">
          <table:table-cell office:value-type="string" calcext:value-type="string">
            <text:p>769nm</text:p>
          </table:table-cell>
          <table:table-cell office:value-type="float" office:value="0.010403" calcext:value-type="float">
            <text:p>0.010403</text:p>
          </table:table-cell>
        </table:table-row>
        <table:table-row table:style-name="ro1">
          <table:table-cell office:value-type="string" calcext:value-type="string">
            <text:p>770nm</text:p>
          </table:table-cell>
          <table:table-cell office:value-type="float" office:value="0.009508" calcext:value-type="float">
            <text:p>0.009508</text:p>
          </table:table-cell>
        </table:table-row>
        <table:table-row table:style-name="ro1">
          <table:table-cell office:value-type="string" calcext:value-type="string">
            <text:p>771nm</text:p>
          </table:table-cell>
          <table:table-cell office:value-type="float" office:value="0.008771" calcext:value-type="float">
            <text:p>0.008771</text:p>
          </table:table-cell>
        </table:table-row>
        <table:table-row table:style-name="ro1">
          <table:table-cell office:value-type="string" calcext:value-type="string">
            <text:p>772nm</text:p>
          </table:table-cell>
          <table:table-cell office:value-type="float" office:value="0.008674" calcext:value-type="float">
            <text:p>0.008674</text:p>
          </table:table-cell>
        </table:table-row>
        <table:table-row table:style-name="ro1">
          <table:table-cell office:value-type="string" calcext:value-type="string">
            <text:p>773nm</text:p>
          </table:table-cell>
          <table:table-cell office:value-type="float" office:value="0.008373" calcext:value-type="float">
            <text:p>0.008373</text:p>
          </table:table-cell>
        </table:table-row>
        <table:table-row table:style-name="ro1">
          <table:table-cell office:value-type="string" calcext:value-type="string">
            <text:p>774nm</text:p>
          </table:table-cell>
          <table:table-cell office:value-type="float" office:value="0.007782" calcext:value-type="float">
            <text:p>0.007782</text:p>
          </table:table-cell>
        </table:table-row>
        <table:table-row table:style-name="ro1">
          <table:table-cell office:value-type="string" calcext:value-type="string">
            <text:p>775nm</text:p>
          </table:table-cell>
          <table:table-cell office:value-type="float" office:value="0.007892" calcext:value-type="float">
            <text:p>0.007892</text:p>
          </table:table-cell>
        </table:table-row>
        <table:table-row table:style-name="ro1">
          <table:table-cell office:value-type="string" calcext:value-type="string">
            <text:p>776nm</text:p>
          </table:table-cell>
          <table:table-cell office:value-type="float" office:value="0.008327" calcext:value-type="float">
            <text:p>0.008327</text:p>
          </table:table-cell>
        </table:table-row>
        <table:table-row table:style-name="ro1">
          <table:table-cell office:value-type="string" calcext:value-type="string">
            <text:p>777nm</text:p>
          </table:table-cell>
          <table:table-cell office:value-type="float" office:value="0.009103" calcext:value-type="float">
            <text:p>0.009103</text:p>
          </table:table-cell>
        </table:table-row>
        <table:table-row table:style-name="ro1">
          <table:table-cell office:value-type="string" calcext:value-type="string">
            <text:p>778nm</text:p>
          </table:table-cell>
          <table:table-cell office:value-type="float" office:value="0.009086" calcext:value-type="float">
            <text:p>0.009086</text:p>
          </table:table-cell>
        </table:table-row>
        <table:table-row table:style-name="ro1">
          <table:table-cell office:value-type="string" calcext:value-type="string">
            <text:p>779nm</text:p>
          </table:table-cell>
          <table:table-cell office:value-type="float" office:value="0.009086" calcext:value-type="float">
            <text:p>0.009086</text:p>
          </table:table-cell>
        </table:table-row>
        <table:table-row table:style-name="ro1">
          <table:table-cell office:value-type="string" calcext:value-type="string">
            <text:p>780nm</text:p>
          </table:table-cell>
          <table:table-cell office:value-type="float" office:value="0.009086" calcext:value-type="float">
            <text:p>0.009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2:56:22.376922705</dc:date>
    <meta:editing-duration>PT10S</meta:editing-duration>
    <meta:editing-cycles>1</meta:editing-cycles>
    <meta:document-statistic meta:table-count="1" meta:cell-count="886" meta:object-count="0"/>
    <meta:generator>LibreOffice/5.1.6.2$Linux_X86_64 LibreOffice_project/10m0$Build-2</meta:generator>
  </office:meta>
</office:document-meta>
</file>